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9pt" style:font-size-asian="9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38" style:parent-style-name="LO-Normal" style:family="paragraph">
      <style:paragraph-properties fo:margin-bottom="0in" fo:margin-right="-1.1812in"/>
    </style:style>
    <style:style style:name="T1039" style:parent-style-name="Fonteparág.padrão" style:family="text">
      <style:text-properties fo:font-weight="bold" style:font-weight-asian="bold" fo:font-size="9pt" style:font-size-asian="9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BR244157050711F</text:p>
        </text:list-item>
        <text:list-item>
          <text:p text:style-name="P307">BR245911705280D</text:p>
        </text:list-item>
        <text:list-item>
          <text:p text:style-name="P308">BR247248046479H</text:p>
        </text:list-item>
        <text:list-item>
          <text:p text:style-name="P309">BR248040442621B</text:p>
        </text:list-item>
        <text:list-item>
          <text:p text:style-name="P310">BR244830247038E</text:p>
        </text:list-item>
        <text:list-item>
          <text:p text:style-name="P311">BR2410506778878</text:p>
        </text:list-item>
        <text:list-item>
          <text:p text:style-name="P312">BR243554418483D</text:p>
        </text:list-item>
        <text:list-item>
          <text:p text:style-name="P313">BR245466158602B</text:p>
        </text:list-item>
        <text:list-item>
          <text:p text:style-name="P314">BR2476287967865</text:p>
        </text:list-item>
        <text:list-item>
          <text:p text:style-name="P315">BR2435340327234</text:p>
        </text:list-item>
        <text:list-item>
          <text:p text:style-name="P316">BR245480510236F</text:p>
        </text:list-item>
        <text:list-item>
          <text:p text:style-name="P317">BR2452521109427</text:p>
        </text:list-item>
        <text:list-item>
          <text:p text:style-name="P318">BR2442683794738</text:p>
        </text:list-item>
        <text:list-item>
          <text:p text:style-name="P319">BR242938581064V</text:p>
        </text:list-item>
        <text:list-item>
          <text:p text:style-name="P320">BR240329951204M</text:p>
        </text:list-item>
        <text:list-item>
          <text:p text:style-name="P321">BR244625010441A</text:p>
        </text:list-item>
        <text:list-item>
          <text:p text:style-name="P322">BR242842326701F</text:p>
        </text:list-item>
        <text:list-item>
          <text:p text:style-name="P323">BR245151649691E</text:p>
        </text:list-item>
        <text:list-item>
          <text:p text:style-name="P324">BR2461705628597</text:p>
        </text:list-item>
        <text:list-item>
          <text:p text:style-name="P325">BR248303427182D</text:p>
        </text:list-item>
        <text:list-item>
          <text:p text:style-name="P326">BR2486419328853</text:p>
        </text:list-item>
        <text:list-item>
          <text:p text:style-name="P327">BR243142923613G</text:p>
        </text:list-item>
        <text:list-item>
          <text:p text:style-name="P328">BR2459363801894</text:p>
        </text:list-item>
        <text:list-item>
          <text:p text:style-name="P329">BR2481000579428</text:p>
        </text:list-item>
        <text:list-item>
          <text:p text:style-name="P330">BR242037672258C</text:p>
        </text:list-item>
        <text:list-item>
          <text:p text:style-name="P331">BR2450451627827</text:p>
        </text:list-item>
        <text:list-item>
          <text:p text:style-name="P332">BR2468817036829</text:p>
        </text:list-item>
        <text:list-item>
          <text:p text:style-name="P333">BR2430303263008</text:p>
        </text:list-item>
        <text:list-item>
          <text:p text:style-name="P334">BR2466757605317</text:p>
        </text:list-item>
        <text:list-item>
          <text:p text:style-name="P335">BR249212671055E</text:p>
        </text:list-item>
        <text:list-item>
          <text:p text:style-name="P336">BR246372043120C</text:p>
        </text:list-item>
        <text:list-item>
          <text:p text:style-name="P337">BR245210773213C</text:p>
        </text:list-item>
        <text:list-item>
          <text:p text:style-name="P338">BR2474562251616</text:p>
        </text:list-item>
        <text:list-item>
          <text:p text:style-name="P339">BR248739898783F</text:p>
        </text:list-item>
        <text:list-item>
          <text:p text:style-name="P340">BR241459482966I</text:p>
        </text:list-item>
        <text:list-item>
          <text:p text:style-name="P341">BR244170318744H</text:p>
        </text:list-item>
        <text:list-item>
          <text:p text:style-name="P342">BR241976228167D</text:p>
        </text:list-item>
        <text:list-item>
          <text:p text:style-name="P343">BR2458851115085</text:p>
        </text:list-item>
        <text:list-item>
          <text:p text:style-name="P344">BR2409373442799</text:p>
        </text:list-item>
        <text:list-item>
          <text:p text:style-name="P345">BR2460071531927</text:p>
        </text:list-item>
        <text:list-item>
          <text:p text:style-name="P346">BR247028007391A</text:p>
        </text:list-item>
        <text:list-item>
          <text:p text:style-name="P347">BR242674577083A</text:p>
        </text:list-item>
        <text:list-item>
          <text:p text:style-name="P348">BR2470728418226</text:p>
        </text:list-item>
        <text:list-item>
          <text:p text:style-name="P349">BR245680463765F</text:p>
        </text:list-item>
        <text:list-item>
          <text:p text:style-name="P350">BR242539855084S</text:p>
        </text:list-item>
        <text:list-item>
          <text:p text:style-name="P351">BR2470414305440</text:p>
        </text:list-item>
        <text:list-item>
          <text:p text:style-name="P352">BR243015837632J</text:p>
        </text:list-item>
        <text:list-item>
          <text:p text:style-name="P353">BR240070679053P</text:p>
        </text:list-item>
        <text:list-item>
          <text:p text:style-name="P354">BR243988265404R</text:p>
        </text:list-item>
        <text:list-item>
          <text:p text:style-name="P355">BR248090754270S</text:p>
        </text:list-item>
        <text:list-item>
          <text:p text:style-name="P356">BR2490083031674</text:p>
        </text:list-item>
        <text:list-item>
          <text:p text:style-name="P357">BR2434564861805</text:p>
        </text:list-item>
        <text:list-item>
          <text:p text:style-name="P358">BR2489433322426</text:p>
        </text:list-item>
        <text:list-item>
          <text:p text:style-name="P359">BR2417306532512</text:p>
        </text:list-item>
        <text:list-item>
          <text:p text:style-name="P360">BR242360051170K</text:p>
        </text:list-item>
        <text:list-item>
          <text:p text:style-name="P361">BR247602080405B</text:p>
        </text:list-item>
        <text:list-item>
          <text:p text:style-name="P362">BR246341772040E</text:p>
        </text:list-item>
        <text:list-item>
          <text:p text:style-name="P363">BR248668400087A</text:p>
        </text:list-item>
        <text:list-item>
          <text:p text:style-name="P364">BR241929986003H</text:p>
        </text:list-item>
        <text:list-item>
          <text:p text:style-name="P365">BR241060056814E</text:p>
        </text:list-item>
        <text:list-item>
          <text:p text:style-name="P366">BR249114944958A</text:p>
        </text:list-item>
        <text:list-item>
          <text:p text:style-name="P367">BR2434813898849</text:p>
        </text:list-item>
        <text:list-item>
          <text:p text:style-name="P368">BR241991431908B</text:p>
        </text:list-item>
        <text:list-item>
          <text:p text:style-name="P369">BR242656185851B</text:p>
        </text:list-item>
        <text:list-item>
          <text:p text:style-name="P370">BR2451136778404</text:p>
        </text:list-item>
        <text:list-item>
          <text:p text:style-name="P371">BR244838508501F</text:p>
        </text:list-item>
        <text:list-item>
          <text:p text:style-name="P372">BR2427724426956</text:p>
        </text:list-item>
        <text:list-item>
          <text:p text:style-name="P373">BR2460985805955</text:p>
        </text:list-item>
        <text:list-item>
          <text:p text:style-name="P374">BR242653564439A</text:p>
        </text:list-item>
        <text:list-item>
          <text:p text:style-name="P375">BR243585545856I</text:p>
        </text:list-item>
        <text:list-item>
          <text:p text:style-name="P376">BR240884989922U</text:p>
        </text:list-item>
        <text:list-item>
          <text:p text:style-name="P377">BR247195802572O</text:p>
        </text:list-item>
        <text:list-item>
          <text:p text:style-name="P378">BR248410692270E</text:p>
        </text:list-item>
        <text:list-item>
          <text:p text:style-name="P379">BR240955858953L</text:p>
        </text:list-item>
        <text:list-item>
          <text:p text:style-name="P380">BR249704183610B</text:p>
        </text:list-item>
        <text:list-item>
          <text:p text:style-name="P381">BR2422724463972</text:p>
        </text:list-item>
        <text:list-item>
          <text:p text:style-name="P382">BR2429859646708</text:p>
        </text:list-item>
        <text:list-item>
          <text:p text:style-name="P383">BR240506269317A</text:p>
        </text:list-item>
        <text:list-item>
          <text:p text:style-name="P384">BR2458009876171</text:p>
        </text:list-item>
        <text:list-item>
          <text:p text:style-name="P385">BR241329933812C</text:p>
        </text:list-item>
        <text:list-item>
          <text:p text:style-name="P386">BR2460706439985</text:p>
        </text:list-item>
        <text:list-item>
          <text:p text:style-name="P387">BR240555230095E</text:p>
        </text:list-item>
        <text:list-item>
          <text:p text:style-name="P388">BR2435893864993</text:p>
        </text:list-item>
        <text:list-item>
          <text:p text:style-name="P389">BR2444650512897</text:p>
        </text:list-item>
        <text:list-item>
          <text:p text:style-name="P390">BR2436153612624</text:p>
        </text:list-item>
        <text:list-item>
          <text:p text:style-name="P391">BR241537748232H</text:p>
        </text:list-item>
        <text:list-item>
          <text:p text:style-name="P392">BR244830646423B</text:p>
        </text:list-item>
        <text:list-item>
          <text:p text:style-name="P393">BR240674948698E</text:p>
        </text:list-item>
        <text:list-item>
          <text:p text:style-name="P394">BR2481930574069</text:p>
        </text:list-item>
        <text:list-item>
          <text:p text:style-name="P395">BR243543685471A</text:p>
        </text:list-item>
        <text:list-item>
          <text:p text:style-name="P396">BR240254702968B</text:p>
        </text:list-item>
        <text:list-item>
          <text:p text:style-name="P397">BR247147441265D</text:p>
        </text:list-item>
        <text:list-item>
          <text:p text:style-name="P398">BR247588715360D</text:p>
        </text:list-item>
        <text:list-item>
          <text:p text:style-name="P399">BR243504427100C</text:p>
        </text:list-item>
        <text:list-item>
          <text:p text:style-name="P400">BR2406379736207</text:p>
        </text:list-item>
        <text:list-item>
          <text:p text:style-name="P401">BR249217168708I</text:p>
        </text:list-item>
        <text:list-item>
          <text:p text:style-name="P402">BR245016547230G</text:p>
        </text:list-item>
        <text:list-item>
          <text:p text:style-name="P403">BR242063261177F</text:p>
        </text:list-item>
        <text:list-item>
          <text:p text:style-name="P404">BR249029296277F</text:p>
        </text:list-item>
        <text:list-item>
          <text:p text:style-name="P405">BR248043536731B</text:p>
        </text:list-item>
        <text:list-item>
          <text:p text:style-name="P406">BR2476249587298</text:p>
        </text:list-item>
        <text:list-item>
          <text:p text:style-name="P407">BR243500945854I</text:p>
        </text:list-item>
        <text:list-item>
          <text:p text:style-name="P408">BR241650590913B</text:p>
        </text:list-item>
        <text:list-item>
          <text:p text:style-name="P409">BR248599385374B</text:p>
        </text:list-item>
        <text:list-item>
          <text:p text:style-name="P410">BR249298993909G</text:p>
        </text:list-item>
        <text:list-item>
          <text:p text:style-name="P411">BR241335722173B</text:p>
        </text:list-item>
        <text:list-item>
          <text:p text:style-name="P412">BR247388075029T</text:p>
        </text:list-item>
        <text:list-item>
          <text:p text:style-name="P413">BR248047906565M</text:p>
        </text:list-item>
        <text:list-item>
          <text:p text:style-name="P414">BR242954607764E</text:p>
        </text:list-item>
        <text:list-item>
          <text:p text:style-name="P415">BR243524995668T</text:p>
        </text:list-item>
        <text:list-item>
          <text:p text:style-name="P416">BR248499140283S</text:p>
        </text:list-item>
        <text:list-item>
          <text:p text:style-name="P417">BR241361474841H</text:p>
        </text:list-item>
        <text:list-item>
          <text:p text:style-name="P418">BR241234262605I</text:p>
        </text:list-item>
        <text:list-item>
          <text:p text:style-name="P419">BR2402473302936</text:p>
        </text:list-item>
        <text:list-item>
          <text:p text:style-name="P420">BR242645800455J</text:p>
        </text:list-item>
        <text:list-item>
          <text:p text:style-name="P421">BR242588213040V</text:p>
        </text:list-item>
        <text:list-item>
          <text:p text:style-name="P422">BR247381809581K</text:p>
        </text:list-item>
        <text:list-item>
          <text:p text:style-name="P423">BR247830045788O</text:p>
        </text:list-item>
        <text:list-item>
          <text:p text:style-name="P424">BR245472147789B</text:p>
        </text:list-item>
        <text:list-item>
          <text:p text:style-name="P425">BR241363520741C</text:p>
        </text:list-item>
        <text:list-item>
          <text:p text:style-name="P426">BR2408498398166</text:p>
        </text:list-item>
        <text:list-item>
          <text:p text:style-name="P427">BR240334252273H</text:p>
        </text:list-item>
        <text:list-item>
          <text:p text:style-name="P428">BR247792695154B</text:p>
        </text:list-item>
        <text:list-item>
          <text:p text:style-name="P429">BR246283144423T</text:p>
        </text:list-item>
        <text:list-item>
          <text:p text:style-name="P430">BR2468623572025</text:p>
        </text:list-item>
        <text:list-item>
          <text:p text:style-name="P431">BR245504074309A</text:p>
        </text:list-item>
        <text:list-item>
          <text:p text:style-name="P432">BR2479882034106</text:p>
        </text:list-item>
        <text:list-item>
          <text:p text:style-name="P433">BR244066112612G</text:p>
        </text:list-item>
        <text:list-item>
          <text:p text:style-name="P434">BR240949908686H</text:p>
        </text:list-item>
        <text:list-item>
          <text:p text:style-name="P435">BR241866087885O</text:p>
        </text:list-item>
        <text:list-item>
          <text:p text:style-name="P436">BR249592773160M</text:p>
        </text:list-item>
        <text:list-item>
          <text:p text:style-name="P437">BR245914005051D</text:p>
        </text:list-item>
        <text:list-item>
          <text:p text:style-name="P438">BR248753971091D</text:p>
        </text:list-item>
        <text:list-item>
          <text:p text:style-name="P439">BR241063368775J</text:p>
        </text:list-item>
        <text:list-item>
          <text:p text:style-name="P440">BR248007631224D</text:p>
        </text:list-item>
        <text:list-item>
          <text:p text:style-name="P441">BR2405137141230</text:p>
        </text:list-item>
        <text:list-item>
          <text:p text:style-name="P442">BR241131518448G</text:p>
        </text:list-item>
        <text:list-item>
          <text:p text:style-name="P443">BR2454496543267</text:p>
        </text:list-item>
        <text:list-item>
          <text:p text:style-name="P444">BR249705211983C</text:p>
        </text:list-item>
        <text:list-item>
          <text:p text:style-name="P445">BR2494705799089</text:p>
        </text:list-item>
        <text:list-item>
          <text:p text:style-name="P446">BR242707781689C</text:p>
        </text:list-item>
        <text:list-item>
          <text:p text:style-name="P447">BR243418843632I</text:p>
        </text:list-item>
        <text:list-item>
          <text:p text:style-name="P448">BR247123961833D</text:p>
        </text:list-item>
        <text:list-item>
          <text:p text:style-name="P449">BR247601794435F</text:p>
        </text:list-item>
        <text:list-item>
          <text:p text:style-name="P450">BR2412097059924</text:p>
        </text:list-item>
        <text:list-item>
          <text:p text:style-name="P451">BR2407694604945</text:p>
        </text:list-item>
        <text:list-item>
          <text:p text:style-name="P452">BR245097622633E</text:p>
        </text:list-item>
        <text:list-item>
          <text:p text:style-name="P453">BR248877257120K</text:p>
        </text:list-item>
        <text:list-item>
          <text:p text:style-name="P454">BR2420372887056</text:p>
        </text:list-item>
        <text:list-item>
          <text:p text:style-name="P455">BR240966288555B</text:p>
        </text:list-item>
        <text:list-item>
          <text:p text:style-name="P456">BR245861445033A</text:p>
        </text:list-item>
        <text:list-item>
          <text:p text:style-name="P457">BR249575695372D</text:p>
        </text:list-item>
        <text:list-item>
          <text:p text:style-name="P458">BR243237642273F</text:p>
        </text:list-item>
        <text:list-item>
          <text:p text:style-name="P459">BR241013560934C</text:p>
        </text:list-item>
        <text:list-item>
          <text:p text:style-name="P460">BR246155518175F</text:p>
        </text:list-item>
        <text:list-item>
          <text:p text:style-name="P461">BR242163336498I</text:p>
        </text:list-item>
        <text:list-item>
          <text:p text:style-name="P462">BR248700009246L</text:p>
        </text:list-item>
        <text:list-item>
          <text:p text:style-name="P463">BR243712214433D</text:p>
        </text:list-item>
        <text:list-item>
          <text:p text:style-name="P464">BR242463796178H</text:p>
        </text:list-item>
        <text:list-item>
          <text:p text:style-name="P465">BR243577765245C</text:p>
        </text:list-item>
        <text:list-item>
          <text:p text:style-name="P466">BR247334544905I</text:p>
        </text:list-item>
        <text:list-item>
          <text:p text:style-name="P467">BR241891279602H</text:p>
        </text:list-item>
        <text:list-item>
          <text:p text:style-name="P468">BR247678753616A</text:p>
        </text:list-item>
        <text:list-item>
          <text:p text:style-name="P469">BR2454759406426</text:p>
        </text:list-item>
        <text:list-item>
          <text:p text:style-name="P470">BR2420621092051</text:p>
        </text:list-item>
        <text:list-item>
          <text:p text:style-name="P471">BR247315314330N</text:p>
        </text:list-item>
        <text:list-item>
          <text:p text:style-name="P472">BR244782608698E</text:p>
        </text:list-item>
        <text:list-item>
          <text:p text:style-name="P473">BR249141483582K</text:p>
        </text:list-item>
        <text:list-item>
          <text:p text:style-name="P474">BR2419935833099</text:p>
        </text:list-item>
        <text:list-item>
          <text:p text:style-name="P475">BR241329118288I</text:p>
        </text:list-item>
        <text:list-item>
          <text:p text:style-name="P476">BR243392664046A</text:p>
        </text:list-item>
        <text:list-item>
          <text:p text:style-name="P477">BR242785180782J</text:p>
        </text:list-item>
        <text:list-item>
          <text:p text:style-name="P478">BR248899958840Z</text:p>
        </text:list-item>
        <text:list-item>
          <text:p text:style-name="P479">BR245944327198C</text:p>
        </text:list-item>
        <text:list-item>
          <text:p text:style-name="P480">BR240874271915H</text:p>
        </text:list-item>
        <text:list-item>
          <text:p text:style-name="P481">BR245736417890H</text:p>
        </text:list-item>
        <text:list-item>
          <text:p text:style-name="P482">BR249574549426B</text:p>
        </text:list-item>
        <text:list-item>
          <text:p text:style-name="P483">BR244994572562J</text:p>
        </text:list-item>
        <text:list-item>
          <text:p text:style-name="P484">BR247168006502D</text:p>
        </text:list-item>
        <text:list-item>
          <text:p text:style-name="P485">BR247078895789F</text:p>
        </text:list-item>
        <text:list-item>
          <text:p text:style-name="P486">BR2435281793398</text:p>
        </text:list-item>
        <text:list-item>
          <text:p text:style-name="P487">BR245405309259F</text:p>
        </text:list-item>
        <text:list-item>
          <text:p text:style-name="P488">BR248478095726I</text:p>
        </text:list-item>
        <text:list-item>
          <text:p text:style-name="P489">BR247655398576H</text:p>
        </text:list-item>
        <text:list-item>
          <text:p text:style-name="P490">BR245745800715L</text:p>
        </text:list-item>
        <text:list-item>
          <text:p text:style-name="P491">BR242295159592E</text:p>
        </text:list-item>
        <text:list-item>
          <text:p text:style-name="P492">BR247547653663F</text:p>
        </text:list-item>
        <text:list-item>
          <text:p text:style-name="P493">BR2436721208491</text:p>
        </text:list-item>
        <text:list-item>
          <text:p text:style-name="P494">BR244869628564E</text:p>
        </text:list-item>
        <text:list-item>
          <text:p text:style-name="P495">BR241195529211L</text:p>
        </text:list-item>
        <text:list-item>
          <text:p text:style-name="P496">BR245415058147G</text:p>
        </text:list-item>
        <text:list-item>
          <text:p text:style-name="P497">BR246469930218H</text:p>
        </text:list-item>
        <text:list-item>
          <text:p text:style-name="P498">BR2414975319139</text:p>
        </text:list-item>
        <text:list-item>
          <text:p text:style-name="P499">BR240158883289P</text:p>
        </text:list-item>
        <text:list-item>
          <text:p text:style-name="P500">BR242410397636D</text:p>
        </text:list-item>
        <text:list-item>
          <text:p text:style-name="P501">BR241978213500K</text:p>
        </text:list-item>
        <text:list-item>
          <text:p text:style-name="P502">BR248480375853L</text:p>
        </text:list-item>
        <text:list-item>
          <text:p text:style-name="P503">BR243490698909T</text:p>
        </text:list-item>
        <text:list-item>
          <text:p text:style-name="P504">BR247167552615U</text:p>
        </text:list-item>
        <text:list-item>
          <text:p text:style-name="P505">BR247769523615S</text:p>
        </text:list-item>
        <text:list-item>
          <text:p text:style-name="P506">BR245950502691D</text:p>
        </text:list-item>
        <text:list-item>
          <text:p text:style-name="P507">BR246698549110F</text:p>
        </text:list-item>
        <text:list-item>
          <text:p text:style-name="P508">BR249577449191K</text:p>
        </text:list-item>
        <text:list-item>
          <text:p text:style-name="P509">BR247712853082D</text:p>
        </text:list-item>
        <text:list-item>
          <text:p text:style-name="P510">BR242646362511L</text:p>
        </text:list-item>
        <text:list-item>
          <text:p text:style-name="P511">BR240602618585R</text:p>
        </text:list-item>
        <text:list-item>
          <text:p text:style-name="P512">BR246481810795P</text:p>
        </text:list-item>
        <text:list-item>
          <text:p text:style-name="P513">BR247578358325X</text:p>
        </text:list-item>
        <text:list-item>
          <text:p text:style-name="P514">BR243513307306J</text:p>
        </text:list-item>
        <text:list-item>
          <text:p text:style-name="P515">BR247234666030N</text:p>
        </text:list-item>
        <text:list-item>
          <text:p text:style-name="P516">BR248161921695J</text:p>
        </text:list-item>
        <text:list-item>
          <text:p text:style-name="P517">BR248500131702P</text:p>
        </text:list-item>
        <text:list-item>
          <text:p text:style-name="P518">BR248913305454Q</text:p>
        </text:list-item>
        <text:list-item>
          <text:p text:style-name="P519">BR240287550366S</text:p>
        </text:list-item>
        <text:list-item>
          <text:p text:style-name="P520">BR2492964253758</text:p>
        </text:list-item>
        <text:list-item>
          <text:p text:style-name="P521">BR2469832509365</text:p>
        </text:list-item>
        <text:list-item>
          <text:p text:style-name="P522">BR2403390423624</text:p>
        </text:list-item>
        <text:list-item>
          <text:p text:style-name="P523">BR2410917445752</text:p>
        </text:list-item>
        <text:list-item>
          <text:p text:style-name="P524">BR2440716749269</text:p>
        </text:list-item>
        <text:list-item>
          <text:p text:style-name="P525">BR2431733632568</text:p>
        </text:list-item>
        <text:list-item>
          <text:p text:style-name="P526">BR2408582547597</text:p>
        </text:list-item>
        <text:list-item>
          <text:p text:style-name="P527">BR2486537752129</text:p>
        </text:list-item>
        <text:list-item>
          <text:p text:style-name="P528">BR2407664658254</text:p>
        </text:list-item>
        <text:list-item>
          <text:p text:style-name="P529">BR247869442416I</text:p>
        </text:list-item>
        <text:list-item>
          <text:p text:style-name="P530">BR243206092400H</text:p>
        </text:list-item>
        <text:list-item>
          <text:p text:style-name="P531">BR2471191248255</text:p>
        </text:list-item>
        <text:list-item>
          <text:p text:style-name="P532">BR241524079521O</text:p>
        </text:list-item>
        <text:list-item>
          <text:p text:style-name="P533">BR244150597682W</text:p>
        </text:list-item>
        <text:list-item>
          <text:p text:style-name="P534">BR2407413512133</text:p>
        </text:list-item>
        <text:list-item>
          <text:p text:style-name="P535">BR245289233340T</text:p>
        </text:list-item>
        <text:list-item>
          <text:p text:style-name="P536">BR247371855853X</text:p>
        </text:list-item>
        <text:list-item>
          <text:p text:style-name="P537">BR248852520260S</text:p>
        </text:list-item>
        <text:list-item>
          <text:p text:style-name="P538">BR240190159382M</text:p>
        </text:list-item>
        <text:list-item>
          <text:p text:style-name="P539">BR245643370529M</text:p>
        </text:list-item>
        <text:list-item>
          <text:p text:style-name="P540">BR249608843709A</text:p>
        </text:list-item>
        <text:list-item>
          <text:p text:style-name="P541">BR249941125137R</text:p>
        </text:list-item>
        <text:list-item>
          <text:p text:style-name="P542">BR247288021241G</text:p>
        </text:list-item>
        <text:list-item>
          <text:p text:style-name="P543">BR2483736532729</text:p>
        </text:list-item>
        <text:list-item>
          <text:p text:style-name="P544">BR240953572643U</text:p>
        </text:list-item>
        <text:list-item>
          <text:p text:style-name="P545">BR2416460125969</text:p>
        </text:list-item>
        <text:list-item>
          <text:p text:style-name="P546">BR248900125120E</text:p>
        </text:list-item>
        <text:list-item>
          <text:p text:style-name="P547">BR248179485762A</text:p>
        </text:list-item>
        <text:list-item>
          <text:p text:style-name="P548">BR2415963727249</text:p>
        </text:list-item>
        <text:list-item>
          <text:p text:style-name="P549">BR2424918884003</text:p>
        </text:list-item>
        <text:list-item>
          <text:p text:style-name="P550">BR242979622232D</text:p>
        </text:list-item>
        <text:list-item>
          <text:p text:style-name="P551">BR240803079055A</text:p>
        </text:list-item>
        <text:list-item>
          <text:p text:style-name="P552">BR243271583943B</text:p>
        </text:list-item>
        <text:list-item>
          <text:p text:style-name="P553">BR244566208742O</text:p>
        </text:list-item>
        <text:list-item>
          <text:p text:style-name="P554">BR2495641470598</text:p>
        </text:list-item>
        <text:list-item>
          <text:p text:style-name="P555">BR243473771904R</text:p>
        </text:list-item>
        <text:list-item>
          <text:p text:style-name="P556">BR2498802912058</text:p>
        </text:list-item>
        <text:list-item>
          <text:p text:style-name="P557">BR240236503118J</text:p>
        </text:list-item>
        <text:list-item>
          <text:p text:style-name="P558">BR243562361520R</text:p>
        </text:list-item>
        <text:list-item>
          <text:p text:style-name="P559">BR244038725051U</text:p>
        </text:list-item>
        <text:list-item>
          <text:p text:style-name="P560">BR2414695029449</text:p>
        </text:list-item>
        <text:list-item>
          <text:p text:style-name="P561">BR2489930110258</text:p>
        </text:list-item>
        <text:list-item>
          <text:p text:style-name="P562">BR240866114617R</text:p>
        </text:list-item>
        <text:list-item>
          <text:p text:style-name="P563">BR247761319648P</text:p>
        </text:list-item>
        <text:list-item>
          <text:p text:style-name="P564">BR241298604669E</text:p>
        </text:list-item>
        <text:list-item>
          <text:p text:style-name="P565">BR241875067876F</text:p>
        </text:list-item>
        <text:list-item>
          <text:p text:style-name="P566">BR244849710598F</text:p>
        </text:list-item>
        <text:list-item>
          <text:p text:style-name="P567">BR241626031588C</text:p>
        </text:list-item>
        <text:list-item>
          <text:p text:style-name="P568">BR2421426400119</text:p>
        </text:list-item>
        <text:list-item>
          <text:p text:style-name="P569">BR244290400969B</text:p>
        </text:list-item>
        <text:list-item>
          <text:p text:style-name="P570">BR240590521636M</text:p>
        </text:list-item>
        <text:list-item>
          <text:p text:style-name="P571">BR2477836741303</text:p>
        </text:list-item>
        <text:list-item>
          <text:p text:style-name="P572">BR243835774176E</text:p>
        </text:list-item>
        <text:list-item>
          <text:p text:style-name="P573">BR248486644778E</text:p>
        </text:list-item>
        <text:list-item>
          <text:p text:style-name="P574">BR242954919591F</text:p>
        </text:list-item>
        <text:list-item>
          <text:p text:style-name="P575">BR2413177011560</text:p>
        </text:list-item>
        <text:list-item>
          <text:p text:style-name="P576">BR2401479902316</text:p>
        </text:list-item>
        <text:list-item>
          <text:p text:style-name="P577">BR240814455833I</text:p>
        </text:list-item>
        <text:list-item>
          <text:p text:style-name="P578">BR245137852736F</text:p>
        </text:list-item>
        <text:list-item>
          <text:p text:style-name="P579">BR243874617926F</text:p>
        </text:list-item>
        <text:list-item>
          <text:p text:style-name="P580">BR2481115293999</text:p>
        </text:list-item>
        <text:list-item>
          <text:p text:style-name="P581">BR243618521510H</text:p>
        </text:list-item>
        <text:list-item>
          <text:p text:style-name="P582">BR249975467593Y</text:p>
        </text:list-item>
        <text:list-item>
          <text:p text:style-name="P583">BR241013143124B</text:p>
        </text:list-item>
        <text:list-item>
          <text:p text:style-name="P584">BR2461877685957</text:p>
        </text:list-item>
        <text:list-item>
          <text:p text:style-name="P585">BR241002018786E</text:p>
        </text:list-item>
        <text:list-item>
          <text:p text:style-name="P586">BR249939062007S</text:p>
        </text:list-item>
        <text:list-item>
          <text:p text:style-name="P587">BR249930546965J</text:p>
        </text:list-item>
        <text:list-item>
          <text:p text:style-name="P588">BR2492861406448</text:p>
        </text:list-item>
        <text:list-item>
          <text:p text:style-name="P589">BR246473218937A</text:p>
        </text:list-item>
        <text:list-item>
          <text:p text:style-name="P590">BR246397969331M</text:p>
        </text:list-item>
        <text:list-item>
          <text:p text:style-name="P591">BR248872982697A</text:p>
        </text:list-item>
        <text:list-item>
          <text:p text:style-name="P592">BR2416809408869</text:p>
        </text:list-item>
        <text:list-item>
          <text:p text:style-name="P593">BR247344708239F</text:p>
        </text:list-item>
        <text:list-item>
          <text:p text:style-name="P594">BR246897119474H</text:p>
        </text:list-item>
        <text:list-item>
          <text:p text:style-name="P595">BR248626433659J</text:p>
        </text:list-item>
        <text:list-item>
          <text:p text:style-name="P596">BR241559039568Q</text:p>
        </text:list-item>
        <text:list-item>
          <text:p text:style-name="P597">BR246669199378G</text:p>
        </text:list-item>
        <text:list-item>
          <text:p text:style-name="P598">BR245833156291L</text:p>
        </text:list-item>
        <text:list-item>
          <text:p text:style-name="P599">BR246372131855F</text:p>
        </text:list-item>
        <text:list-item>
          <text:p text:style-name="P600">BR246172018344C</text:p>
        </text:list-item>
        <text:list-item>
          <text:p text:style-name="P601">BR2471803267256</text:p>
        </text:list-item>
        <text:list-item>
          <text:p text:style-name="P602">BR241019290183E</text:p>
        </text:list-item>
        <text:list-item>
          <text:p text:style-name="P603">BR240395752250G</text:p>
        </text:list-item>
        <text:list-item>
          <text:p text:style-name="P604">BR240667685957C</text:p>
        </text:list-item>
        <text:list-item>
          <text:p text:style-name="P605">BR240649881767E</text:p>
        </text:list-item>
        <text:list-item>
          <text:p text:style-name="P606">BR241300216469B</text:p>
        </text:list-item>
        <text:list-item>
          <text:p text:style-name="P607">BR244340327053L</text:p>
        </text:list-item>
        <text:list-item>
          <text:p text:style-name="P608">BR246709877596C</text:p>
        </text:list-item>
        <text:list-item>
          <text:p text:style-name="P609">BR243062725376D</text:p>
        </text:list-item>
        <text:list-item>
          <text:p text:style-name="P610">BR248430954758G</text:p>
        </text:list-item>
        <text:list-item>
          <text:p text:style-name="P611">BR248162101501F</text:p>
        </text:list-item>
        <text:list-item>
          <text:p text:style-name="P612">BR245538306979A</text:p>
        </text:list-item>
        <text:list-item>
          <text:p text:style-name="P613">BR242526868864P</text:p>
        </text:list-item>
        <text:list-item>
          <text:p text:style-name="P614">BR245014545369K</text:p>
        </text:list-item>
        <text:list-item>
          <text:p text:style-name="P615">BR243261898027K</text:p>
        </text:list-item>
        <text:list-item>
          <text:p text:style-name="P616">BR246411369720P</text:p>
        </text:list-item>
        <text:list-item>
          <text:p text:style-name="P617">BR2485705515315</text:p>
        </text:list-item>
        <text:list-item>
          <text:p text:style-name="P618">BR246338823802Q</text:p>
        </text:list-item>
        <text:list-item>
          <text:p text:style-name="P619">BR2488108375685</text:p>
        </text:list-item>
        <text:list-item>
          <text:p text:style-name="P620">BR243950298359A</text:p>
        </text:list-item>
        <text:list-item>
          <text:p text:style-name="P621">BR245118212910C</text:p>
        </text:list-item>
        <text:list-item>
          <text:p text:style-name="P622">BR249695979130K</text:p>
        </text:list-item>
        <text:list-item>
          <text:p text:style-name="P623">BR243743615743Z</text:p>
        </text:list-item>
        <text:list-item>
          <text:p text:style-name="P624">BR243973955557V</text:p>
        </text:list-item>
        <text:list-item>
          <text:p text:style-name="P625">BR244425919452U</text:p>
        </text:list-item>
        <text:list-item>
          <text:p text:style-name="P626">BR2451157176567</text:p>
        </text:list-item>
        <text:list-item>
          <text:p text:style-name="P627">BR243511288730W</text:p>
        </text:list-item>
        <text:list-item>
          <text:p text:style-name="P628">BR244417737079Y</text:p>
        </text:list-item>
        <text:list-item>
          <text:p text:style-name="P629">BR244460400316D</text:p>
        </text:list-item>
        <text:list-item>
          <text:p text:style-name="P630">BR248544407613L</text:p>
        </text:list-item>
        <text:list-item>
          <text:p text:style-name="P631">BR242095539399M</text:p>
        </text:list-item>
        <text:list-item>
          <text:p text:style-name="P632">BR243497747126D</text:p>
        </text:list-item>
        <text:list-item>
          <text:p text:style-name="P633">BR244992141149E</text:p>
        </text:list-item>
        <text:list-item>
          <text:p text:style-name="P634">BR2456709686919</text:p>
        </text:list-item>
        <text:list-item>
          <text:p text:style-name="P635">BR2438386968678</text:p>
        </text:list-item>
        <text:list-item>
          <text:p text:style-name="P636">BR2438855626344</text:p>
        </text:list-item>
        <text:list-item>
          <text:p text:style-name="P637">BR240750158185C</text:p>
        </text:list-item>
        <text:list-item>
          <text:p text:style-name="P638">BR2424112995302</text:p>
        </text:list-item>
        <text:list-item>
          <text:p text:style-name="P639">BR240314147040Y</text:p>
        </text:list-item>
        <text:list-item>
          <text:p text:style-name="P640">BR246291094402H</text:p>
        </text:list-item>
        <text:list-item>
          <text:p text:style-name="P641">BR241712674261D</text:p>
        </text:list-item>
        <text:list-item>
          <text:p text:style-name="P642">BR246334546533I</text:p>
        </text:list-item>
        <text:list-item>
          <text:p text:style-name="P643">BR2482262887954</text:p>
        </text:list-item>
        <text:list-item>
          <text:p text:style-name="P644">BR2450527494588</text:p>
        </text:list-item>
        <text:list-item>
          <text:p text:style-name="P645">BR244604075013D</text:p>
        </text:list-item>
        <text:list-item>
          <text:p text:style-name="P646">BR243417739884D</text:p>
        </text:list-item>
        <text:list-item>
          <text:p text:style-name="P647">BR248552376580L</text:p>
        </text:list-item>
        <text:list-item>
          <text:p text:style-name="P648">BR247297833105F</text:p>
        </text:list-item>
        <text:list-item>
          <text:p text:style-name="P649">BR249032054965F</text:p>
        </text:list-item>
        <text:list-item>
          <text:p text:style-name="P650">BR242419908043D</text:p>
        </text:list-item>
        <text:list-item>
          <text:p text:style-name="P651">BR241139708019O</text:p>
        </text:list-item>
        <text:list-item>
          <text:p text:style-name="P652">BR2446043816811</text:p>
        </text:list-item>
        <text:list-item>
          <text:p text:style-name="P653">BR242489778246W</text:p>
        </text:list-item>
        <text:list-item>
          <text:p text:style-name="P654">BR242865947632T</text:p>
        </text:list-item>
        <text:list-item>
          <text:p text:style-name="P655">BR242578678392B</text:p>
        </text:list-item>
        <text:list-item>
          <text:p text:style-name="P656">BR243478465226C</text:p>
        </text:list-item>
        <text:list-item>
          <text:p text:style-name="P657">BR248125441178P</text:p>
        </text:list-item>
        <text:list-item>
          <text:p text:style-name="P658">BR2461107285134</text:p>
        </text:list-item>
        <text:list-item>
          <text:p text:style-name="P659">BR247364585423P</text:p>
        </text:list-item>
        <text:list-item>
          <text:p text:style-name="P660">BR248570765643F</text:p>
        </text:list-item>
        <text:list-item>
          <text:p text:style-name="P661">BR2467439755261</text:p>
        </text:list-item>
        <text:list-item>
          <text:p text:style-name="P662">BR249144156686D</text:p>
        </text:list-item>
        <text:list-item>
          <text:p text:style-name="P663">BR248379122974H</text:p>
        </text:list-item>
        <text:list-item>
          <text:p text:style-name="P664">BR2480428192063</text:p>
        </text:list-item>
        <text:list-item>
          <text:p text:style-name="P665">BR244780437615E</text:p>
        </text:list-item>
        <text:list-item>
          <text:p text:style-name="P666">BR249785507217I</text:p>
        </text:list-item>
        <text:list-item>
          <text:p text:style-name="P667">BR2424507578163</text:p>
        </text:list-item>
        <text:list-item>
          <text:p text:style-name="P668">BR248385912491N</text:p>
        </text:list-item>
        <text:list-item>
          <text:p text:style-name="P669">BR2406372615882</text:p>
        </text:list-item>
        <text:list-item>
          <text:p text:style-name="P670">BR247582938591P</text:p>
        </text:list-item>
        <text:list-item>
          <text:p text:style-name="P671">BR242352913874R</text:p>
        </text:list-item>
        <text:list-item>
          <text:p text:style-name="P672">BR2413946774694</text:p>
        </text:list-item>
        <text:list-item>
          <text:p text:style-name="P673">BR2421253642653</text:p>
        </text:list-item>
        <text:list-item>
          <text:p text:style-name="P674">BR246524117808S</text:p>
        </text:list-item>
        <text:list-item>
          <text:p text:style-name="P675">BR241085081218C</text:p>
        </text:list-item>
        <text:list-item>
          <text:p text:style-name="P676">BR2428760150897</text:p>
        </text:list-item>
        <text:list-item>
          <text:p text:style-name="P677">BR241850469826I</text:p>
        </text:list-item>
        <text:list-item>
          <text:p text:style-name="P678">BR242611055471B</text:p>
        </text:list-item>
        <text:list-item>
          <text:p text:style-name="P679">BR248005475726G</text:p>
        </text:list-item>
        <text:list-item>
          <text:p text:style-name="P680">BR245836332993E</text:p>
        </text:list-item>
        <text:list-item>
          <text:p text:style-name="P681">BR249499367158O</text:p>
        </text:list-item>
        <text:list-item>
          <text:p text:style-name="P682">BR246966233379B</text:p>
        </text:list-item>
        <text:list-item>
          <text:p text:style-name="P683">BR248201981558X</text:p>
        </text:list-item>
        <text:list-item>
          <text:p text:style-name="P684">BR248046238615X</text:p>
        </text:list-item>
        <text:list-item>
          <text:p text:style-name="P685">BR247299640668P</text:p>
        </text:list-item>
        <text:list-item>
          <text:p text:style-name="P686">BR242400595286H</text:p>
        </text:list-item>
        <text:list-item>
          <text:p text:style-name="P687">BR248302784007J</text:p>
        </text:list-item>
        <text:list-item>
          <text:p text:style-name="P688">BR244674297355C</text:p>
        </text:list-item>
        <text:list-item>
          <text:p text:style-name="P689">BR242875593723G</text:p>
        </text:list-item>
        <text:list-item>
          <text:p text:style-name="P690">BR246730630826B</text:p>
        </text:list-item>
        <text:list-item>
          <text:p text:style-name="P691">BR2407146841929</text:p>
        </text:list-item>
        <text:list-item>
          <text:p text:style-name="P692">BR246533646650J</text:p>
        </text:list-item>
        <text:list-item>
          <text:p text:style-name="P693">BR241260695592T</text:p>
        </text:list-item>
        <text:list-item>
          <text:p text:style-name="P694">BR248773450546C</text:p>
        </text:list-item>
        <text:list-item>
          <text:p text:style-name="P695">BR241473828642N</text:p>
        </text:list-item>
        <text:list-item>
          <text:p text:style-name="P696">BR244856094861N</text:p>
        </text:list-item>
        <text:list-item>
          <text:p text:style-name="P697">BR2450747833241</text:p>
        </text:list-item>
        <text:list-item>
          <text:p text:style-name="P698">BR248908270847E</text:p>
        </text:list-item>
        <text:list-item>
          <text:p text:style-name="P699">BR2464744220707</text:p>
        </text:list-item>
        <text:list-item>
          <text:p text:style-name="P700">BR2488066589375</text:p>
        </text:list-item>
        <text:list-item>
          <text:p text:style-name="P701">BR248049408073O</text:p>
        </text:list-item>
        <text:list-item>
          <text:p text:style-name="P702">BR2437224037017</text:p>
        </text:list-item>
        <text:list-item>
          <text:p text:style-name="P703">BR247971655700I</text:p>
        </text:list-item>
        <text:list-item>
          <text:p text:style-name="P704">BR244488337088D</text:p>
        </text:list-item>
        <text:list-item>
          <text:p text:style-name="P705">BR2421672541035</text:p>
        </text:list-item>
        <text:list-item>
          <text:p text:style-name="P706">BR2443883288228</text:p>
        </text:list-item>
        <text:list-item>
          <text:p text:style-name="P707">BR248958002340L</text:p>
        </text:list-item>
        <text:list-item>
          <text:p text:style-name="P708">BR249330889598A</text:p>
        </text:list-item>
        <text:list-item>
          <text:p text:style-name="P709">BR248509339550C</text:p>
        </text:list-item>
        <text:list-item>
          <text:p text:style-name="P710">BR249657370177H</text:p>
        </text:list-item>
        <text:list-item>
          <text:p text:style-name="P711">BR2427182636172</text:p>
        </text:list-item>
        <text:list-item>
          <text:p text:style-name="P712">BR2442091820635</text:p>
        </text:list-item>
        <text:list-item>
          <text:p text:style-name="P713">BR246029601857Q</text:p>
        </text:list-item>
        <text:list-item>
          <text:p text:style-name="P714">BR240235742588L</text:p>
        </text:list-item>
        <text:list-item>
          <text:p text:style-name="P715">BR249401347608M</text:p>
        </text:list-item>
        <text:list-item>
          <text:p text:style-name="P716">BR2471425560670</text:p>
        </text:list-item>
        <text:list-item>
          <text:p text:style-name="P717">BR2486529444428</text:p>
        </text:list-item>
        <text:list-item>
          <text:p text:style-name="P718">BR245758258102J</text:p>
        </text:list-item>
        <text:list-item>
          <text:p text:style-name="P719">BR241407679540I</text:p>
        </text:list-item>
        <text:list-item>
          <text:p text:style-name="P720">BR242638058017H</text:p>
        </text:list-item>
        <text:list-item>
          <text:p text:style-name="P721">BR241526198970N</text:p>
        </text:list-item>
        <text:list-item>
          <text:p text:style-name="P722">BR244506002814M</text:p>
        </text:list-item>
        <text:list-item>
          <text:p text:style-name="P723">BR2405702689796</text:p>
        </text:list-item>
        <text:list-item>
          <text:p text:style-name="P724">BR2410980495027</text:p>
        </text:list-item>
        <text:list-item>
          <text:p text:style-name="P725">BR244959921317A</text:p>
        </text:list-item>
        <text:list-item>
          <text:p text:style-name="P726">BR249654012892D</text:p>
        </text:list-item>
        <text:list-item>
          <text:p text:style-name="P727">BR2483226550186</text:p>
        </text:list-item>
        <text:list-item>
          <text:p text:style-name="P728">BR242828699420B</text:p>
        </text:list-item>
        <text:list-item>
          <text:p text:style-name="P729">BR240724798829J</text:p>
        </text:list-item>
        <text:list-item>
          <text:p text:style-name="P730">BR243104894776E</text:p>
        </text:list-item>
        <text:list-item>
          <text:p text:style-name="P731">BR2448345055967</text:p>
        </text:list-item>
        <text:list-item>
          <text:p text:style-name="P732">BR2492754486139</text:p>
        </text:list-item>
        <text:list-item>
          <text:p text:style-name="P733">BR243127071243M</text:p>
        </text:list-item>
        <text:list-item>
          <text:p text:style-name="P734">BR243151833732A</text:p>
        </text:list-item>
        <text:list-item>
          <text:p text:style-name="P735">BR240297925657I</text:p>
        </text:list-item>
        <text:list-item>
          <text:p text:style-name="P736">BR241768238545I</text:p>
        </text:list-item>
        <text:list-item>
          <text:p text:style-name="P737">BR248151644187C</text:p>
        </text:list-item>
        <text:list-item>
          <text:p text:style-name="P738">BR240565272838B</text:p>
        </text:list-item>
        <text:list-item>
          <text:p text:style-name="P739">BR246449503048A</text:p>
        </text:list-item>
        <text:list-item>
          <text:p text:style-name="P740">BR2441577806358</text:p>
        </text:list-item>
        <text:list-item>
          <text:p text:style-name="P741">BR241219831423J</text:p>
        </text:list-item>
        <text:list-item>
          <text:p text:style-name="P742">BR245593812704J</text:p>
        </text:list-item>
        <text:list-item>
          <text:p text:style-name="P743">BR242232419887C</text:p>
        </text:list-item>
        <text:list-item>
          <text:p text:style-name="P744">BR243155658363I</text:p>
        </text:list-item>
        <text:list-item>
          <text:p text:style-name="P745">BR249883522356I</text:p>
        </text:list-item>
        <text:list-item>
          <text:p text:style-name="P746">BR242863697997I</text:p>
        </text:list-item>
        <text:list-item>
          <text:p text:style-name="P747">BR248846798993Y</text:p>
        </text:list-item>
        <text:list-item>
          <text:p text:style-name="P748">BR2450407491379</text:p>
        </text:list-item>
        <text:list-item>
          <text:p text:style-name="P749">BR2415808810536</text:p>
        </text:list-item>
        <text:list-item>
          <text:p text:style-name="P750">BR2468806482678</text:p>
        </text:list-item>
        <text:list-item>
          <text:p text:style-name="P751">BR2424368894647</text:p>
        </text:list-item>
        <text:list-item>
          <text:p text:style-name="P752">BR240857816376A</text:p>
        </text:list-item>
        <text:list-item>
          <text:p text:style-name="P753">BR243589106676C</text:p>
        </text:list-item>
        <text:list-item>
          <text:p text:style-name="P754">BR2402324857741</text:p>
        </text:list-item>
        <text:list-item>
          <text:p text:style-name="P755">BR242111287981J</text:p>
        </text:list-item>
        <text:list-item>
          <text:p text:style-name="P756">BR248357738202E</text:p>
        </text:list-item>
        <text:list-item>
          <text:p text:style-name="P757">BR249624102194D</text:p>
        </text:list-item>
        <text:list-item>
          <text:p text:style-name="P758">BR241602112152A</text:p>
        </text:list-item>
        <text:list-item>
          <text:p text:style-name="P759">BR246681001891A</text:p>
        </text:list-item>
        <text:list-item>
          <text:p text:style-name="P760">BR2446434389652</text:p>
        </text:list-item>
        <text:list-item>
          <text:p text:style-name="P761">BR2495068973419</text:p>
        </text:list-item>
        <text:list-item>
          <text:p text:style-name="P762">BR248307547395B</text:p>
        </text:list-item>
        <text:list-item>
          <text:p text:style-name="P763">BR242282350517F</text:p>
        </text:list-item>
        <text:list-item>
          <text:p text:style-name="P764">BR248175967474G</text:p>
        </text:list-item>
        <text:list-item>
          <text:p text:style-name="P765">BR240629400757Z</text:p>
        </text:list-item>
        <text:list-item>
          <text:p text:style-name="P766">BR2474711716045</text:p>
        </text:list-item>
        <text:list-item>
          <text:p text:style-name="P767">BR2421744096264</text:p>
        </text:list-item>
        <text:list-item>
          <text:p text:style-name="P768">BR2446464179663</text:p>
        </text:list-item>
        <text:list-item>
          <text:p text:style-name="P769">BR244617638468O</text:p>
        </text:list-item>
        <text:list-item>
          <text:p text:style-name="P770">BR247972190005H</text:p>
        </text:list-item>
        <text:list-item>
          <text:p text:style-name="P771">BR2490334450289</text:p>
        </text:list-item>
        <text:list-item>
          <text:p text:style-name="P772">BR249216699692B</text:p>
        </text:list-item>
        <text:list-item>
          <text:p text:style-name="P773">BR241270019262J</text:p>
        </text:list-item>
        <text:list-item>
          <text:p text:style-name="P774">BR245271152948H</text:p>
        </text:list-item>
        <text:list-item>
          <text:p text:style-name="P775">BR2466315415445</text:p>
        </text:list-item>
        <text:list-item>
          <text:p text:style-name="P776">BR242854432653E</text:p>
        </text:list-item>
        <text:list-item>
          <text:p text:style-name="P777">BR2433969277647</text:p>
        </text:list-item>
        <text:list-item>
          <text:p text:style-name="P778">BR2400091170691</text:p>
        </text:list-item>
        <text:list-item>
          <text:p text:style-name="P779">BR2417405193860</text:p>
        </text:list-item>
        <text:list-item>
          <text:p text:style-name="P780">BR2409315933845</text:p>
        </text:list-item>
        <text:list-item>
          <text:p text:style-name="P781">BR240381037322L</text:p>
        </text:list-item>
        <text:list-item>
          <text:p text:style-name="P782">BR248145106541F</text:p>
        </text:list-item>
        <text:list-item>
          <text:p text:style-name="P783">BR247882385967F</text:p>
        </text:list-item>
        <text:list-item>
          <text:p text:style-name="P784">BR242653581028G</text:p>
        </text:list-item>
        <text:list-item>
          <text:p text:style-name="P785">BR247886341249N</text:p>
        </text:list-item>
        <text:list-item>
          <text:p text:style-name="P786">BR249140586486O</text:p>
        </text:list-item>
        <text:list-item>
          <text:p text:style-name="P787">BR2425854898249</text:p>
        </text:list-item>
        <text:list-item>
          <text:p text:style-name="P788">BR2419899767607</text:p>
        </text:list-item>
        <text:list-item>
          <text:p text:style-name="P789">BR2481721374255</text:p>
        </text:list-item>
        <text:list-item>
          <text:p text:style-name="P790">BR246899288707M</text:p>
        </text:list-item>
        <text:list-item>
          <text:p text:style-name="P791">BR243347536013B</text:p>
        </text:list-item>
        <text:list-item>
          <text:p text:style-name="P792">BR241963280904K</text:p>
        </text:list-item>
        <text:list-item>
          <text:p text:style-name="P793">BR242856813214E</text:p>
        </text:list-item>
        <text:list-item>
          <text:p text:style-name="P794">BR2489824056624</text:p>
        </text:list-item>
        <text:list-item>
          <text:p text:style-name="P795">BR2483717850658</text:p>
        </text:list-item>
        <text:list-item>
          <text:p text:style-name="P796">BR241875857720H</text:p>
        </text:list-item>
        <text:list-item>
          <text:p text:style-name="P797">BR243703494982A</text:p>
        </text:list-item>
        <text:list-item>
          <text:p text:style-name="P798">BR246962685679C</text:p>
        </text:list-item>
        <text:list-item>
          <text:p text:style-name="P799">BR2427111689398</text:p>
        </text:list-item>
        <text:list-item>
          <text:p text:style-name="P800">BR246221780700G</text:p>
        </text:list-item>
        <text:list-item>
          <text:p text:style-name="P801">BR240789200239D</text:p>
        </text:list-item>
        <text:list-item>
          <text:p text:style-name="P802">BR242176729072B</text:p>
        </text:list-item>
        <text:list-item>
          <text:p text:style-name="P803">BR243683751700J</text:p>
        </text:list-item>
        <text:list-item>
          <text:p text:style-name="P804">BR249584916002W</text:p>
        </text:list-item>
        <text:list-item>
          <text:p text:style-name="P805">BR248407519573G</text:p>
        </text:list-item>
        <text:list-item>
          <text:p text:style-name="P806">BR240750861208H</text:p>
        </text:list-item>
        <text:list-item>
          <text:p text:style-name="P807">BR245754610236D</text:p>
        </text:list-item>
        <text:list-item>
          <text:p text:style-name="P808">BR2495028062763</text:p>
        </text:list-item>
        <text:list-item>
          <text:p text:style-name="P809">BR242203879532C</text:p>
        </text:list-item>
        <text:list-item>
          <text:p text:style-name="P810">BR242829901416I</text:p>
        </text:list-item>
        <text:list-item>
          <text:p text:style-name="P811">BR243458190504K</text:p>
        </text:list-item>
        <text:list-item>
          <text:p text:style-name="P812">BR244650769722H</text:p>
        </text:list-item>
        <text:list-item>
          <text:p text:style-name="P813">BR245546119646I</text:p>
        </text:list-item>
        <text:list-item>
          <text:p text:style-name="P814">BR247490853034K</text:p>
        </text:list-item>
        <text:list-item>
          <text:p text:style-name="P815">BR2440236048594</text:p>
        </text:list-item>
        <text:list-item>
          <text:p text:style-name="P816">BR243566797636B</text:p>
        </text:list-item>
        <text:list-item>
          <text:p text:style-name="P817">BR242087622851C</text:p>
        </text:list-item>
        <text:list-item>
          <text:p text:style-name="P818">BR2431525154268</text:p>
        </text:list-item>
        <text:list-item>
          <text:p text:style-name="P819">BR248998155311T</text:p>
        </text:list-item>
        <text:list-item>
          <text:p text:style-name="P820">BR246001581531D</text:p>
        </text:list-item>
        <text:list-item>
          <text:p text:style-name="P821">BR246656835210E</text:p>
        </text:list-item>
        <text:list-item>
          <text:p text:style-name="P822">BR246980124501C</text:p>
        </text:list-item>
        <text:list-item>
          <text:p text:style-name="P823">BR244943921929J</text:p>
        </text:list-item>
        <text:list-item>
          <text:p text:style-name="P824">BR243253770341F</text:p>
        </text:list-item>
        <text:list-item>
          <text:p text:style-name="P825">BR248816322872I</text:p>
        </text:list-item>
        <text:list-item>
          <text:p text:style-name="P826">BR242589008460N</text:p>
        </text:list-item>
        <text:list-item>
          <text:p text:style-name="P827">BR245144649021J</text:p>
        </text:list-item>
        <text:list-item>
          <text:p text:style-name="P828">BR247757616675L</text:p>
        </text:list-item>
        <text:list-item>
          <text:p text:style-name="P829">BR248556585834K</text:p>
        </text:list-item>
        <text:list-item>
          <text:p text:style-name="P830">BR2467004640449</text:p>
        </text:list-item>
        <text:list-item>
          <text:p text:style-name="P831">BR2454953316728</text:p>
        </text:list-item>
        <text:list-item>
          <text:p text:style-name="P832">BR2437496220570</text:p>
        </text:list-item>
        <text:list-item>
          <text:p text:style-name="P833">BR2474120238884</text:p>
        </text:list-item>
        <text:list-item>
          <text:p text:style-name="P834">BR243722927115G</text:p>
        </text:list-item>
        <text:list-item>
          <text:p text:style-name="P835">BR2467353301583</text:p>
        </text:list-item>
        <text:list-item>
          <text:p text:style-name="P836">BR241174359891A</text:p>
        </text:list-item>
        <text:list-item>
          <text:p text:style-name="P837">BR246460102188T</text:p>
        </text:list-item>
        <text:list-item>
          <text:p text:style-name="P838">BR244028262320Z</text:p>
        </text:list-item>
        <text:list-item>
          <text:p text:style-name="P839">BR2434190952820</text:p>
        </text:list-item>
        <text:list-item>
          <text:p text:style-name="P840">BR240546919975N</text:p>
        </text:list-item>
        <text:list-item>
          <text:p text:style-name="P841">BR2444503752866</text:p>
        </text:list-item>
        <text:list-item>
          <text:p text:style-name="P842">BR2487833905972</text:p>
        </text:list-item>
        <text:list-item>
          <text:p text:style-name="P843">BR2470793140586</text:p>
        </text:list-item>
        <text:list-item>
          <text:p text:style-name="P844">BR2493636520944</text:p>
        </text:list-item>
        <text:list-item>
          <text:p text:style-name="P845">BR2401342353840</text:p>
        </text:list-item>
        <text:list-item>
          <text:p text:style-name="P846">BR244264336849H</text:p>
        </text:list-item>
        <text:list-item>
          <text:p text:style-name="P847">BR244162838560A</text:p>
        </text:list-item>
        <text:list-item>
          <text:p text:style-name="P848">BR242155669029C</text:p>
        </text:list-item>
        <text:list-item>
          <text:p text:style-name="P849">BR246319550804E</text:p>
        </text:list-item>
        <text:list-item>
          <text:p text:style-name="P850">BR2488868313335</text:p>
        </text:list-item>
        <text:list-item>
          <text:p text:style-name="P851">BR245338965249F</text:p>
        </text:list-item>
        <text:list-item>
          <text:p text:style-name="P852">BR241088675086F</text:p>
        </text:list-item>
        <text:list-item>
          <text:p text:style-name="P853">BR2433944317962</text:p>
        </text:list-item>
        <text:list-item>
          <text:p text:style-name="P854">BR242732481492F</text:p>
        </text:list-item>
        <text:list-item>
          <text:p text:style-name="P855">BR2495001705155</text:p>
        </text:list-item>
        <text:list-item>
          <text:p text:style-name="P856">BR249385278971C</text:p>
        </text:list-item>
        <text:list-item>
          <text:p text:style-name="P857">BR247779677490D</text:p>
        </text:list-item>
        <text:list-item>
          <text:p text:style-name="P858">BR244431751886B</text:p>
        </text:list-item>
        <text:list-item>
          <text:p text:style-name="P859">BR248590520107F</text:p>
        </text:list-item>
        <text:list-item>
          <text:p text:style-name="P860">BR246788258514A</text:p>
        </text:list-item>
        <text:list-item>
          <text:p text:style-name="P861">BR244058315206D</text:p>
        </text:list-item>
        <text:list-item>
          <text:p text:style-name="P862">BR2450318059553</text:p>
        </text:list-item>
        <text:list-item>
          <text:p text:style-name="P863">BR2474629012786</text:p>
        </text:list-item>
        <text:list-item>
          <text:p text:style-name="P864">BR242308062315E</text:p>
        </text:list-item>
        <text:list-item>
          <text:p text:style-name="P865">BR243588962672H</text:p>
        </text:list-item>
        <text:list-item>
          <text:p text:style-name="P866">BR2464776474807</text:p>
        </text:list-item>
        <text:list-item>
          <text:p text:style-name="P867">BR241176289435M</text:p>
        </text:list-item>
        <text:list-item>
          <text:p text:style-name="P868">BR2457925179207</text:p>
        </text:list-item>
        <text:list-item>
          <text:p text:style-name="P869">BR249974350615J</text:p>
        </text:list-item>
        <text:list-item>
          <text:p text:style-name="P870">BR247843245572B</text:p>
        </text:list-item>
        <text:list-item>
          <text:p text:style-name="P871">BR246250769733G</text:p>
        </text:list-item>
        <text:list-item>
          <text:p text:style-name="P872">BR2481714248405</text:p>
        </text:list-item>
        <text:list-item>
          <text:p text:style-name="P873">BR240895637329Z</text:p>
        </text:list-item>
        <text:list-item>
          <text:p text:style-name="P874">BR246209438210K</text:p>
        </text:list-item>
        <text:list-item>
          <text:p text:style-name="P875">BR2408346922032</text:p>
        </text:list-item>
        <text:list-item>
          <text:p text:style-name="P876">BR2414762357764</text:p>
        </text:list-item>
        <text:list-item>
          <text:p text:style-name="P877">BR240356240727C</text:p>
        </text:list-item>
        <text:list-item>
          <text:p text:style-name="P878">BR241685676502D</text:p>
        </text:list-item>
        <text:list-item>
          <text:p text:style-name="P879">BR2499821327037</text:p>
        </text:list-item>
        <text:list-item>
          <text:p text:style-name="P880">BR2457642282006</text:p>
        </text:list-item>
        <text:list-item>
          <text:p text:style-name="P881">BR2457450040110</text:p>
        </text:list-item>
        <text:list-item>
          <text:p text:style-name="P882">BR2482213358509</text:p>
        </text:list-item>
        <text:list-item>
          <text:p text:style-name="P883">BR249246559740B</text:p>
        </text:list-item>
        <text:list-item>
          <text:p text:style-name="P884">BR2414069987209</text:p>
        </text:list-item>
        <text:list-item>
          <text:p text:style-name="P885">BR2478006601149</text:p>
        </text:list-item>
        <text:list-item>
          <text:p text:style-name="P886">BR249121283817S</text:p>
        </text:list-item>
        <text:list-item>
          <text:p text:style-name="P887">BR245025979891I</text:p>
        </text:list-item>
        <text:list-item>
          <text:p text:style-name="P888">BR249476657421H</text:p>
        </text:list-item>
        <text:list-item>
          <text:p text:style-name="P889">BR243691547020G</text:p>
        </text:list-item>
        <text:list-item>
          <text:p text:style-name="P890">BR245230012933J</text:p>
        </text:list-item>
        <text:list-item>
          <text:p text:style-name="P891">BR246046317473E</text:p>
        </text:list-item>
        <text:list-item>
          <text:p text:style-name="P892">BR247075633266B</text:p>
        </text:list-item>
        <text:list-item>
          <text:p text:style-name="P893">BR245578001793J</text:p>
        </text:list-item>
        <text:list-item>
          <text:p text:style-name="P894">BR2466715387256</text:p>
        </text:list-item>
        <text:list-item>
          <text:p text:style-name="P895">BR245289753755G</text:p>
        </text:list-item>
        <text:list-item>
          <text:p text:style-name="P896">BR245261110363T</text:p>
        </text:list-item>
        <text:list-item>
          <text:p text:style-name="P897">BR242011509617I</text:p>
        </text:list-item>
        <text:list-item>
          <text:p text:style-name="P898">BR248923650551C</text:p>
        </text:list-item>
        <text:list-item>
          <text:p text:style-name="P899">BR241702098919C</text:p>
        </text:list-item>
        <text:list-item>
          <text:p text:style-name="P900">BR2490162929798</text:p>
        </text:list-item>
        <text:list-item>
          <text:p text:style-name="P901">BR243303185707D</text:p>
        </text:list-item>
        <text:list-item>
          <text:p text:style-name="P902">BR2440653193538</text:p>
        </text:list-item>
        <text:list-item>
          <text:p text:style-name="P903">BR2437379649117</text:p>
        </text:list-item>
        <text:list-item>
          <text:p text:style-name="P904">BR248625374453J</text:p>
        </text:list-item>
        <text:list-item>
          <text:p text:style-name="P905">BR248428362407D</text:p>
        </text:list-item>
        <text:list-item>
          <text:p text:style-name="P906">BR245735902197S</text:p>
        </text:list-item>
        <text:list-item>
          <text:p text:style-name="P907">BR241662607245V</text:p>
        </text:list-item>
        <text:list-item>
          <text:p text:style-name="P908">BR246822891651S</text:p>
        </text:list-item>
        <text:list-item>
          <text:p text:style-name="P909">BR2453233281310</text:p>
        </text:list-item>
        <text:list-item>
          <text:p text:style-name="P910">BR2400076427727</text:p>
        </text:list-item>
        <text:list-item>
          <text:p text:style-name="P911">BR243534202034P</text:p>
        </text:list-item>
        <text:list-item>
          <text:p text:style-name="P912">BR240770662509X</text:p>
        </text:list-item>
        <text:list-item>
          <text:p text:style-name="P913">BR241469245935Z</text:p>
        </text:list-item>
        <text:list-item>
          <text:p text:style-name="P914">BR244184170079A</text:p>
        </text:list-item>
        <text:list-item>
          <text:p text:style-name="P915">BR242635036275H</text:p>
        </text:list-item>
        <text:list-item>
          <text:p text:style-name="P916">BR245234295045K</text:p>
        </text:list-item>
        <text:list-item>
          <text:p text:style-name="P917">BR247125949068B</text:p>
        </text:list-item>
        <text:list-item>
          <text:p text:style-name="P918">BR247571805351O</text:p>
        </text:list-item>
        <text:list-item>
          <text:p text:style-name="P919">BR241504905874C</text:p>
        </text:list-item>
        <text:list-item>
          <text:p text:style-name="P920">BR2411551017258</text:p>
        </text:list-item>
        <text:list-item>
          <text:p text:style-name="P921">BR244294737076D</text:p>
        </text:list-item>
        <text:list-item>
          <text:p text:style-name="P922">BR247314094076Y</text:p>
        </text:list-item>
        <text:list-item>
          <text:p text:style-name="P923">BR245351666887G</text:p>
        </text:list-item>
        <text:list-item>
          <text:p text:style-name="P924">BR244826688591E</text:p>
        </text:list-item>
        <text:list-item>
          <text:p text:style-name="P925">BR240716618736A</text:p>
        </text:list-item>
        <text:list-item>
          <text:p text:style-name="P926">BR248302436429K</text:p>
        </text:list-item>
        <text:list-item>
          <text:p text:style-name="P927">BR241479165874N</text:p>
        </text:list-item>
        <text:list-item>
          <text:p text:style-name="P928">BR245552541451A</text:p>
        </text:list-item>
        <text:list-item>
          <text:p text:style-name="P929">BR244786626909I</text:p>
        </text:list-item>
        <text:list-item>
          <text:p text:style-name="P930">BR240712294228F</text:p>
        </text:list-item>
        <text:list-item>
          <text:p text:style-name="P931">BR247496865340G</text:p>
        </text:list-item>
        <text:list-item>
          <text:p text:style-name="P932">BR241197873597G</text:p>
        </text:list-item>
        <text:list-item>
          <text:p text:style-name="P933">BR247074256869H</text:p>
        </text:list-item>
        <text:list-item>
          <text:p text:style-name="P934">BR244735687030M</text:p>
        </text:list-item>
        <text:list-item>
          <text:p text:style-name="P935">BR249052148248O</text:p>
        </text:list-item>
        <text:list-item>
          <text:p text:style-name="P936">BR2482141497966</text:p>
        </text:list-item>
        <text:list-item>
          <text:p text:style-name="P937">BR244133027676A</text:p>
        </text:list-item>
        <text:list-item>
          <text:p text:style-name="P938">BR246110152454M</text:p>
        </text:list-item>
        <text:list-item>
          <text:p text:style-name="P939">BR245174502658E</text:p>
        </text:list-item>
        <text:list-item>
          <text:p text:style-name="P940">BR249338587823R</text:p>
        </text:list-item>
        <text:list-item>
          <text:p text:style-name="P941">BR245146692292L</text:p>
        </text:list-item>
        <text:list-item>
          <text:p text:style-name="P942">BR245479059858E</text:p>
        </text:list-item>
        <text:list-item>
          <text:p text:style-name="P943">BR242414166218F</text:p>
        </text:list-item>
        <text:list-item>
          <text:p text:style-name="P944">BR240193331959O</text:p>
        </text:list-item>
        <text:list-item>
          <text:p text:style-name="P945">BR2463587564690</text:p>
        </text:list-item>
        <text:list-item>
          <text:p text:style-name="P946">BR248050174994G</text:p>
        </text:list-item>
        <text:list-item>
          <text:p text:style-name="P947">BR2413761024445</text:p>
        </text:list-item>
        <text:list-item>
          <text:p text:style-name="P948">BR244731633833Q</text:p>
        </text:list-item>
        <text:list-item>
          <text:p text:style-name="P949">BR247725228080N</text:p>
        </text:list-item>
        <text:list-item>
          <text:p text:style-name="P950">BR2444800337939</text:p>
        </text:list-item>
        <text:list-item>
          <text:p text:style-name="P951">BR244624098836J</text:p>
        </text:list-item>
        <text:list-item>
          <text:p text:style-name="P952">BR242453638590M</text:p>
        </text:list-item>
        <text:list-item>
          <text:p text:style-name="P953">BR2436361828074</text:p>
        </text:list-item>
        <text:list-item>
          <text:p text:style-name="P954">BR246129121789D</text:p>
        </text:list-item>
        <text:list-item>
          <text:p text:style-name="P955">BR249788375606L</text:p>
        </text:list-item>
        <text:list-item>
          <text:p text:style-name="P956">BR246503221693H</text:p>
        </text:list-item>
        <text:list-item>
          <text:p text:style-name="P957">BR249226845273F</text:p>
        </text:list-item>
        <text:list-item>
          <text:p text:style-name="P958">BR2493822190836</text:p>
        </text:list-item>
        <text:list-item>
          <text:p text:style-name="P959">BR249314923924F</text:p>
        </text:list-item>
        <text:list-item>
          <text:p text:style-name="P960">BR245326333771K</text:p>
        </text:list-item>
        <text:list-item>
          <text:p text:style-name="P961">BR243435748997E</text:p>
        </text:list-item>
        <text:list-item>
          <text:p text:style-name="P962">BR241848056253O</text:p>
        </text:list-item>
        <text:list-item>
          <text:p text:style-name="P963">BR245405546710G</text:p>
        </text:list-item>
        <text:list-item>
          <text:p text:style-name="P964">BR241830727227D</text:p>
        </text:list-item>
        <text:list-item>
          <text:p text:style-name="P965">BR243988936964B</text:p>
        </text:list-item>
        <text:list-item>
          <text:p text:style-name="P966">BR245044736189Z</text:p>
        </text:list-item>
        <text:list-item>
          <text:p text:style-name="P967">BR2485942749018</text:p>
        </text:list-item>
        <text:list-item>
          <text:p text:style-name="P968">BR243590768125K</text:p>
        </text:list-item>
        <text:list-item>
          <text:p text:style-name="P969">BR243812385863E</text:p>
        </text:list-item>
        <text:list-item>
          <text:p text:style-name="P970">BR242450089016N</text:p>
        </text:list-item>
        <text:list-item>
          <text:p text:style-name="P971">BR241046132688E</text:p>
        </text:list-item>
        <text:list-item>
          <text:p text:style-name="P972">BR244075456669I</text:p>
        </text:list-item>
        <text:list-item>
          <text:p text:style-name="P973">BR249664198489N</text:p>
        </text:list-item>
        <text:list-item>
          <text:p text:style-name="P974">BR243286190049Q</text:p>
        </text:list-item>
        <text:list-item>
          <text:p text:style-name="P975">BR240865462272C</text:p>
        </text:list-item>
        <text:list-item>
          <text:p text:style-name="P976">BR242435633704I</text:p>
        </text:list-item>
        <text:list-item>
          <text:p text:style-name="P977">BR243153833297O</text:p>
        </text:list-item>
        <text:list-item>
          <text:p text:style-name="P978">BR249414829428H</text:p>
        </text:list-item>
        <text:list-item>
          <text:p text:style-name="P979">BR240248477795Y</text:p>
        </text:list-item>
        <text:list-item>
          <text:p text:style-name="P980">BR245362330586Q</text:p>
        </text:list-item>
        <text:list-item>
          <text:p text:style-name="P981">BR242562136335U</text:p>
        </text:list-item>
        <text:list-item>
          <text:p text:style-name="P982">BR2442178858464</text:p>
        </text:list-item>
        <text:list-item>
          <text:p text:style-name="P983">BR246420672048J</text:p>
        </text:list-item>
        <text:list-item>
          <text:p text:style-name="P984">BR2497436969573</text:p>
        </text:list-item>
        <text:list-item>
          <text:p text:style-name="P985">BR240653552806F</text:p>
        </text:list-item>
        <text:list-item>
          <text:p text:style-name="P986">BR2486670921849</text:p>
        </text:list-item>
        <text:list-item>
          <text:p text:style-name="P987">BR242212872641W</text:p>
        </text:list-item>
        <text:list-item>
          <text:p text:style-name="P988">BR248252635461M</text:p>
        </text:list-item>
        <text:list-item>
          <text:p text:style-name="P989">BR247066825609N</text:p>
        </text:list-item>
        <text:list-item>
          <text:p text:style-name="P990">BR242136964140S</text:p>
        </text:list-item>
        <text:list-item>
          <text:p text:style-name="P991">BR243418670868B</text:p>
        </text:list-item>
        <text:list-item>
          <text:p text:style-name="P992">BR2479047948878</text:p>
        </text:list-item>
        <text:list-item>
          <text:p text:style-name="P993">BR240688548835D</text:p>
        </text:list-item>
        <text:list-item>
          <text:p text:style-name="P994">BR241566685170J</text:p>
        </text:list-item>
        <text:list-item>
          <text:p text:style-name="P995">BR244236666134K</text:p>
        </text:list-item>
        <text:list-item>
          <text:p text:style-name="P996">BR243184010058A</text:p>
        </text:list-item>
        <text:list-item>
          <text:p text:style-name="P997">BR242332396560F</text:p>
        </text:list-item>
        <text:list-item>
          <text:p text:style-name="P998">BR240215346469E</text:p>
        </text:list-item>
        <text:list-item>
          <text:p text:style-name="P999">BR249492932261E</text:p>
        </text:list-item>
        <text:list-item>
          <text:p text:style-name="P1000">BR244420036093H</text:p>
        </text:list-item>
        <text:list-item>
          <text:p text:style-name="P1001">BR240712348089H</text:p>
        </text:list-item>
        <text:list-item>
          <text:p text:style-name="P1002">BR246730870440W</text:p>
        </text:list-item>
        <text:list-item>
          <text:p text:style-name="P1003">BR244020893646L</text:p>
        </text:list-item>
        <text:list-item>
          <text:p text:style-name="P1004">BR242510966813P</text:p>
        </text:list-item>
        <text:list-item>
          <text:p text:style-name="P1005">BR242347800564G</text:p>
        </text:list-item>
        <text:list-item>
          <text:p text:style-name="P1006">BR241966599198L</text:p>
        </text:list-item>
        <text:list-item>
          <text:p text:style-name="P1007">BR248504645617H</text:p>
        </text:list-item>
        <text:list-item>
          <text:p text:style-name="P1008">BR2453731492498</text:p>
        </text:list-item>
        <text:list-item>
          <text:p text:style-name="P1009">BR242325695605P</text:p>
        </text:list-item>
        <text:list-item>
          <text:p text:style-name="P1010">BR241591600740G</text:p>
        </text:list-item>
        <text:list-item>
          <text:p text:style-name="P1011">BR243986257949F</text:p>
        </text:list-item>
        <text:list-item>
          <text:p text:style-name="P1012">BR244165014351K</text:p>
        </text:list-item>
        <text:list-item>
          <text:p text:style-name="P1013">BR248327955938O</text:p>
        </text:list-item>
        <text:list-item>
          <text:p text:style-name="P1014">BR247525045914L</text:p>
        </text:list-item>
        <text:list-item>
          <text:p text:style-name="P1015">BR240206885897H</text:p>
        </text:list-item>
        <text:list-item>
          <text:p text:style-name="P1016">BR247175323429E</text:p>
        </text:list-item>
        <text:list-item>
          <text:p text:style-name="P1017">BR249639599264H</text:p>
        </text:list-item>
        <text:list-item>
          <text:p text:style-name="P1018">BR243875747590H</text:p>
        </text:list-item>
        <text:list-item>
          <text:p text:style-name="P1019">BR241679873326K</text:p>
        </text:list-item>
        <text:list-item>
          <text:p text:style-name="P1020">BR247928214167J</text:p>
        </text:list-item>
        <text:list-item>
          <text:p text:style-name="P1021">BR248041349626H</text:p>
        </text:list-item>
        <text:list-item>
          <text:p text:style-name="P1022">BR245174869780L</text:p>
        </text:list-item>
        <text:list-item>
          <text:p text:style-name="P1023">BR243983010682B</text:p>
        </text:list-item>
        <text:list-item>
          <text:p text:style-name="P1024">BR240682320358O</text:p>
        </text:list-item>
        <text:list-item>
          <text:p text:style-name="P1025">BR241711820348D</text:p>
        </text:list-item>
        <text:list-item>
          <text:p text:style-name="P1026">BR240020840002L</text:p>
        </text:list-item>
        <text:list-item>
          <text:p text:style-name="P1027">BR245617837188N</text:p>
        </text:list-item>
        <text:list-item>
          <text:p text:style-name="P1028">BR246725548618H</text:p>
        </text:list-item>
        <text:list-item>
          <text:p text:style-name="P1029">BR241872213221J</text:p>
        </text:list-item>
        <text:list-item>
          <text:p text:style-name="P1030">BR247387616502O</text:p>
        </text:list-item>
        <text:list-item>
          <text:p text:style-name="P1031">BR245184705672T</text:p>
        </text:list-item>
        <text:list-item>
          <text:p text:style-name="P1032">BR240298086975P</text:p>
        </text:list-item>
        <text:list-item>
          <text:p text:style-name="P1033">BR244778658025T</text:p>
        </text:list-item>
        <text:list-item>
          <text:p text:style-name="P1034">BR240136038057I</text:p>
        </text:list-item>
        <text:list-item>
          <text:p text:style-name="P1035">BR2406248763621</text:p>
        </text:list-item>
        <text:list-item>
          <text:p text:style-name="P1036">BR240104883560M</text:p>
        </text:list-item>
        <text:list-item>
          <text:p text:style-name="P1037">BR248946308819E</text:p>
        </text:list-item>
        <text:list-item>
          <text:p text:style-name="P1038"><text:span text:style-name="T1039">BR2447285142625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style:language-asian="pt" style:country-asian="BR"/>
    </style:style>
    <style:style style:name="T4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5" style:parent-style-name="Fonteparág.padrão" style:family="text">
      <style:text-properties style:language-asian="pt" style:country-asian="BR"/>
    </style:style>
    <style:style style:name="TableColumn7" style:family="table-column">
      <style:table-column-properties style:column-width="0.0527in" style:use-optimal-column-width="false"/>
    </style:style>
    <style:style style:name="TableColumn8" style:family="table-column">
      <style:table-column-properties style:column-width="0.1972in" style:use-optimal-column-width="false"/>
    </style:style>
    <style:style style:name="TableColumn9" style:family="table-column">
      <style:table-column-properties style:column-width="0.8861in" style:use-optimal-column-width="false"/>
    </style:style>
    <style:style style:name="TableColumn10" style:family="table-column">
      <style:table-column-properties style:column-width="0.0527in" style:use-optimal-column-width="false"/>
    </style:style>
    <style:style style:name="TableColumn11" style:family="table-column">
      <style:table-column-properties style:column-width="0.1437in" style:use-optimal-column-width="false"/>
    </style:style>
    <style:style style:name="TableColumn12" style:family="table-column">
      <style:table-column-properties style:column-width="0.2423in" style:use-optimal-column-width="false"/>
    </style:style>
    <style:style style:name="TableColumn13" style:family="table-column">
      <style:table-column-properties style:column-width="0.0986in" style:use-optimal-column-width="false"/>
    </style:style>
    <style:style style:name="TableColumn14" style:family="table-column">
      <style:table-column-properties style:column-width="0.4895in" style:use-optimal-column-width="false"/>
    </style:style>
    <style:style style:name="TableColumn15" style:family="table-column">
      <style:table-column-properties style:column-width="0.0187in" style:use-optimal-column-width="false"/>
    </style:style>
    <style:style style:name="TableColumn16" style:family="table-column">
      <style:table-column-properties style:column-width="0.0895in" style:use-optimal-column-width="false"/>
    </style:style>
    <style:style style:name="TableColumn17" style:family="table-column">
      <style:table-column-properties style:column-width="0.1361in" style:use-optimal-column-width="false"/>
    </style:style>
    <style:style style:name="TableColumn18" style:family="table-column">
      <style:table-column-properties style:column-width="0.0611in" style:use-optimal-column-width="false"/>
    </style:style>
    <style:style style:name="TableColumn19" style:family="table-column">
      <style:table-column-properties style:column-width="0.2951in" style:use-optimal-column-width="false"/>
    </style:style>
    <style:style style:name="TableColumn20" style:family="table-column">
      <style:table-column-properties style:column-width="1.0756in" style:use-optimal-column-width="false"/>
    </style:style>
    <style:style style:name="TableColumn21" style:family="table-column">
      <style:table-column-properties style:column-width="0.1965in" style:use-optimal-column-width="false"/>
    </style:style>
    <style:style style:name="TableColumn22" style:family="table-column">
      <style:table-column-properties style:column-width="0.1201in" style:use-optimal-column-width="false"/>
    </style:style>
    <style:style style:name="TableColumn23" style:family="table-column">
      <style:table-column-properties style:column-width="0.1826in" style:use-optimal-column-width="false"/>
    </style:style>
    <style:style style:name="TableColumn24" style:family="table-column">
      <style:table-column-properties style:column-width="0.5465in" style:use-optimal-column-width="false"/>
    </style:style>
    <style:style style:name="TableColumn25" style:family="table-column">
      <style:table-column-properties style:column-width="0.0895in" style:use-optimal-column-width="false"/>
    </style:style>
    <style:style style:name="TableColumn26" style:family="table-column">
      <style:table-column-properties style:column-width="0.1972in" style:use-optimal-column-width="false"/>
    </style:style>
    <style:style style:name="TableColumn27" style:family="table-column">
      <style:table-column-properties style:column-width="0.2951in" style:use-optimal-column-width="false"/>
    </style:style>
    <style:style style:name="TableColumn28" style:family="table-column">
      <style:table-column-properties style:column-width="1.3923in" style:use-optimal-column-width="false"/>
    </style:style>
    <style:style style:name="TableColumn29" style:family="table-column">
      <style:table-column-properties style:column-width="0.1826in" style:use-optimal-column-width="false"/>
    </style:style>
    <style:style style:name="TableColumn30" style:family="table-column">
      <style:table-column-properties style:column-width="0.8333in" style:use-optimal-column-width="false"/>
    </style:style>
    <style:style style:name="Table6" style:family="table">
      <style:table-properties style:width="7.8756in" fo:margin-left="-0.3006in" table:align="left"/>
    </style:style>
    <style:style style:name="TableRow31" style:family="table-row">
      <style:table-row-properties style:min-row-height="0.1965in" style:use-optimal-row-height="false"/>
    </style:style>
    <style:style style:name="TableCell32" style:family="table-cell">
      <style:table-cell-properties fo:border="none" style:writing-mode="lr-tb" fo:padding-top="0in" fo:padding-left="0.0069in" fo:padding-bottom="0in" fo:padding-right="0.0069in"/>
    </style:style>
    <style:style style:name="P33" style:parent-style-name="LO-Normal" style:family="paragraph">
      <style:paragraph-properties fo:text-align="center" fo:margin-bottom="0in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P35" style:parent-style-name="LO-Normal" style:family="paragraph">
      <style:paragraph-properties fo:text-align="center" fo:margin-bottom="0in"/>
    </style:style>
    <style:style style:name="TableCell36" style:family="table-cell">
      <style:table-cell-properties fo:border="none" style:writing-mode="lr-tb" fo:padding-top="0in" fo:padding-left="0.0069in" fo:padding-bottom="0in" fo:padding-right="0.0069in"/>
    </style:style>
    <style:style style:name="P37" style:parent-style-name="LO-Normal" style:family="paragraph">
      <style:paragraph-properties fo:text-align="center" fo:margin-bottom="0in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P39" style:parent-style-name="LO-Normal" style:family="paragraph">
      <style:paragraph-properties fo:text-align="center" fo:margin-bottom="0in"/>
    </style:style>
    <style:style style:name="TableCell40" style:family="table-cell">
      <style:table-cell-properties fo:border="none" style:writing-mode="lr-tb" fo:padding-top="0in" fo:padding-left="0.0069in" fo:padding-bottom="0in" fo:padding-right="0.0069in"/>
    </style:style>
    <style:style style:name="P41" style:parent-style-name="LO-Normal" style:family="paragraph">
      <style:paragraph-properties fo:text-align="center" fo:margin-bottom="0in"/>
    </style:style>
    <style:style style:name="TableCell42" style:family="table-cell">
      <style:table-cell-properties fo:border="none" style:writing-mode="lr-tb" fo:padding-top="0in" fo:padding-left="0.0069in" fo:padding-bottom="0in" fo:padding-right="0.0069in"/>
    </style:style>
    <style:style style:name="P43" style:parent-style-name="LO-Normal" style:family="paragraph">
      <style:paragraph-properties fo:text-align="center" fo:margin-bottom="0in"/>
    </style:style>
    <style:style style:name="TableCell44" style:family="table-cell">
      <style:table-cell-properties fo:border="none" style:writing-mode="lr-tb" fo:padding-top="0in" fo:padding-left="0.0069in" fo:padding-bottom="0in" fo:padding-right="0.0069in"/>
    </style:style>
    <style:style style:name="P45" style:parent-style-name="LO-Normal" style:family="paragraph">
      <style:paragraph-properties fo:text-align="center" fo:margin-bottom="0in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P47" style:parent-style-name="LO-Normal" style:family="paragraph">
      <style:paragraph-properties fo:text-align="center" fo:margin-bottom="0in"/>
    </style:style>
    <style:style style:name="TableCell48" style:family="table-cell">
      <style:table-cell-properties fo:border="none" style:writing-mode="lr-tb" fo:padding-top="0in" fo:padding-left="0.0069in" fo:padding-bottom="0in" fo:padding-right="0.0069in"/>
    </style:style>
    <style:style style:name="P49" style:parent-style-name="LO-Normal" style:family="paragraph">
      <style:paragraph-properties fo:text-align="center" fo:margin-bottom="0in"/>
    </style:style>
    <style:style style:name="TableCell50" style:family="table-cell">
      <style:table-cell-properties fo:border="none" style:writing-mode="lr-tb" fo:padding-top="0in" fo:padding-left="0.0069in" fo:padding-bottom="0in" fo:padding-right="0.0069in"/>
    </style:style>
    <style:style style:name="P51" style:parent-style-name="LO-Normal" style:family="paragraph">
      <style:paragraph-properties fo:text-align="center" fo:margin-bottom="0in"/>
    </style:style>
    <style:style style:name="TableCell52" style:family="table-cell">
      <style:table-cell-properties fo:border="none" style:writing-mode="lr-tb" fo:padding-top="0in" fo:padding-left="0.0069in" fo:padding-bottom="0in" fo:padding-right="0.0069in"/>
    </style:style>
    <style:style style:name="P53" style:parent-style-name="LO-Normal" style:family="paragraph">
      <style:paragraph-properties fo:text-align="center" fo:margin-bottom="0in"/>
    </style:style>
    <style:style style:name="TableCell54" style:family="table-cell">
      <style:table-cell-properties fo:border="none" style:writing-mode="lr-tb" fo:padding-top="0in" fo:padding-left="0.0069in" fo:padding-bottom="0in" fo:padding-right="0.0069in"/>
    </style:style>
    <style:style style:name="P55" style:parent-style-name="LO-Normal" style:family="paragraph">
      <style:paragraph-properties fo:text-align="center" fo:margin-bottom="0in"/>
    </style:style>
    <style:style style:name="TableCell56" style:family="table-cell">
      <style:table-cell-properties fo:border="none" style:writing-mode="lr-tb" fo:padding-top="0in" fo:padding-left="0.0069in" fo:padding-bottom="0in" fo:padding-right="0.0069in"/>
    </style:style>
    <style:style style:name="P57" style:parent-style-name="LO-Normal" style:family="paragraph">
      <style:paragraph-properties fo:text-align="center" fo:margin-bottom="0in"/>
    </style:style>
    <style:style style:name="TableCell58" style:family="table-cell">
      <style:table-cell-properties fo:border="none" style:writing-mode="lr-tb" fo:padding-top="0in" fo:padding-left="0.0069in" fo:padding-bottom="0in" fo:padding-right="0.0069in"/>
    </style:style>
    <style:style style:name="P59" style:parent-style-name="LO-Normal" style:family="paragraph">
      <style:paragraph-properties fo:text-align="center" fo:margin-bottom="0in"/>
    </style:style>
    <style:style style:name="TableCell60" style:family="table-cell">
      <style:table-cell-properties fo:border="none" style:writing-mode="lr-tb" fo:padding-top="0in" fo:padding-left="0.0069in" fo:padding-bottom="0in" fo:padding-right="0.0069in"/>
    </style:style>
    <style:style style:name="P61" style:parent-style-name="LO-Normal" style:family="paragraph">
      <style:paragraph-properties fo:text-align="center" fo:margin-bottom="0in"/>
    </style:style>
    <style:style style:name="TableRow62" style:family="table-row">
      <style:table-row-properties style:row-height="0.3097in" style:use-optimal-row-height="false"/>
    </style:style>
    <style:style style:name="TableCell63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4" style:parent-style-name="LO-Normal" style:family="paragraph">
      <style:text-properties fo:font-size="9pt" style:font-size-asian="9pt" style:font-size-complex="9pt"/>
    </style:style>
    <style:style style:name="TableCell6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6" style:parent-style-name="LO-Normal" style:family="paragraph">
      <style:paragraph-properties fo:text-align="center" fo:margin-bottom="0in"/>
    </style:style>
    <style:style style:name="TableCell6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8" style:parent-style-name="LO-Normal" style:family="paragraph">
      <style:paragraph-properties fo:margin-bottom="0in"/>
    </style:style>
    <style:style style:name="T69" style:parent-style-name="Fonteparág.padrão" style:family="text">
      <style:text-properties fo:font-size="9pt" style:font-size-asian="9pt" style:font-size-complex="9pt"/>
    </style:style>
    <style:style style:name="TableCell7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1" style:parent-style-name="LO-Normal" style:family="paragraph">
      <style:paragraph-properties fo:text-align="center" fo:margin-bottom="0in"/>
    </style:style>
    <style:style style:name="TableCell72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3" style:parent-style-name="LO-Normal" style:family="paragraph">
      <style:paragraph-properties fo:text-align="center" fo:margin-bottom="0in"/>
    </style:style>
    <style:style style:name="T74" style:parent-style-name="Fonteparág.padrão" style:family="text">
      <style:text-properties fo:font-size="8pt" style:font-size-asian="8pt" style:font-size-complex="9pt"/>
    </style:style>
    <style:style style:name="TableCell7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6" style:parent-style-name="LO-Normal" style:family="paragraph">
      <style:paragraph-properties fo:text-align="center" fo:margin-bottom="0in"/>
    </style:style>
    <style:style style:name="TableCell7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8" style:parent-style-name="LO-Normal" style:family="paragraph">
      <style:paragraph-properties fo:text-align="center" fo:margin-bottom="0in"/>
    </style:style>
    <style:style style:name="T79" style:parent-style-name="Fonteparág.padrão" style:family="text">
      <style:text-properties fo:font-size="8pt" style:font-size-asian="8pt" style:font-size-complex="9pt"/>
    </style:style>
    <style:style style:name="TableCell8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1" style:parent-style-name="LO-Normal" style:family="paragraph">
      <style:paragraph-properties fo:text-align="center" fo:margin-bottom="0in"/>
    </style:style>
    <style:style style:name="TableCell82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3" style:parent-style-name="LO-Normal" style:family="paragraph">
      <style:text-properties fo:font-size="9pt" style:font-size-asian="9pt" style:font-size-complex="9pt"/>
    </style:style>
    <style:style style:name="TableCell84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5" style:parent-style-name="LO-Normal" style:family="paragraph">
      <style:text-properties fo:font-size="9pt" style:font-size-asian="9pt" style:font-size-complex="9pt"/>
    </style:style>
    <style:style style:name="TableRow86" style:family="table-row">
      <style:table-row-properties style:row-height="0.1215in" style:use-optimal-row-height="false"/>
    </style:style>
    <style:style style:name="TableCell87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8" style:parent-style-name="LO-Normal" style:family="paragraph">
      <style:text-properties fo:font-size="9pt" style:font-size-asian="9pt" style:font-size-complex="9pt"/>
    </style:style>
    <style:style style:name="TableCell89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0" style:parent-style-name="LO-Normal" style:family="paragraph">
      <style:text-properties fo:font-size="9pt" style:font-size-asian="9pt" style:font-size-complex="9pt"/>
    </style:style>
    <style:style style:name="TableCell9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text-properties fo:font-size="9pt" style:font-size-asian="9pt" style:font-size-complex="9pt"/>
    </style:style>
    <style:style style:name="TableCell9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4" style:parent-style-name="LO-Normal" style:family="paragraph">
      <style:text-properties fo:font-size="9pt" style:font-size-asian="9pt" style:font-size-complex="9pt"/>
    </style:style>
    <style:style style:name="TableCell9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6" style:parent-style-name="LO-Normal" style:family="paragraph">
      <style:text-properties fo:font-size="9pt" style:font-size-asian="9pt" style:font-size-complex="9pt"/>
    </style:style>
    <style:style style:name="TableCell9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text-properties fo:font-size="9pt" style:font-size-asian="9pt" style:font-size-complex="9pt"/>
    </style:style>
    <style:style style:name="TableCell9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0" style:parent-style-name="LO-Normal" style:family="paragraph">
      <style:text-properties fo:font-size="9pt" style:font-size-asian="9pt" style:font-size-complex="9pt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3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5" style:family="table-column">
      <style:table-column-properties style:column-width="1.575in" style:use-optimal-column-width="false"/>
    </style:style>
    <style:style style:name="TableColumn106" style:family="table-column">
      <style:table-column-properties style:column-width="1.3784in" style:use-optimal-column-width="false"/>
    </style:style>
    <style:style style:name="TableColumn107" style:family="table-column">
      <style:table-column-properties style:column-width="0.8861in" style:use-optimal-column-width="false"/>
    </style:style>
    <style:style style:name="TableColumn108" style:family="table-column">
      <style:table-column-properties style:column-width="0.0527in" style:use-optimal-column-width="false"/>
    </style:style>
    <style:style style:name="TableColumn109" style:family="table-column">
      <style:table-column-properties style:column-width="1.2798in" style:use-optimal-column-width="false"/>
    </style:style>
    <style:style style:name="TableColumn110" style:family="table-column">
      <style:table-column-properties style:column-width="0.2951in" style:use-optimal-column-width="false"/>
    </style:style>
    <style:style style:name="TableColumn111" style:family="table-column">
      <style:table-column-properties style:column-width="1.575in" style:use-optimal-column-width="false"/>
    </style:style>
    <style:style style:name="TableColumn112" style:family="table-column">
      <style:table-column-properties style:column-width="0.8333in" style:use-optimal-column-width="false"/>
    </style:style>
    <style:style style:name="Table104" style:family="table">
      <style:table-properties style:width="7.8756in" fo:margin-left="0in" table:align="left"/>
    </style:style>
    <style:style style:name="TableRow113" style:family="table-row">
      <style:table-row-properties style:min-row-height="0.1298in" style:use-optimal-row-height="false" fo:keep-together="always"/>
    </style:style>
    <style:style style:name="TableCell11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5" style:parent-style-name="LO-Normal" style:family="paragraph">
      <style:paragraph-properties fo:text-align="center" fo:margin-bottom="0in"/>
    </style:style>
    <style:style style:name="T116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7" style:family="table-row">
      <style:table-row-properties style:row-height="0.0694in" style:use-optimal-row-height="false"/>
    </style:style>
    <style:style style:name="TableCell118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9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20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1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2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3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4" style:family="table-row">
      <style:table-row-properties style:min-row-height="0.1576in" style:use-optimal-row-height="false"/>
    </style:style>
    <style:style style:name="TableCell125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6" style:parent-style-name="LO-Normal" style:family="paragraph">
      <style:paragraph-properties fo:text-align="center" fo:margin-bottom="0in"/>
    </style:style>
    <style:style style:name="T127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8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9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3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1" style:parent-style-name="LO-Normal" style:family="paragraph">
      <style:paragraph-properties fo:text-align="center" fo:margin-bottom="0in"/>
    </style:style>
    <style:style style:name="T132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3" style:family="table-row">
      <style:table-row-properties style:min-row-height="0.1972in" style:use-optimal-row-height="false"/>
    </style:style>
    <style:style style:name="TableCell13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5" style:parent-style-name="LO-Normal" style:family="paragraph">
      <style:paragraph-properties fo:margin-bottom="0in"/>
    </style:style>
    <style:style style:name="T13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8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9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0" style:family="table-row">
      <style:table-row-properties style:min-row-height="0.1972in" style:use-optimal-row-height="false"/>
    </style:style>
    <style:style style:name="TableCell141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2" style:parent-style-name="LO-Normal" style:family="paragraph">
      <style:paragraph-properties fo:margin-bottom="0in"/>
    </style:style>
    <style:style style:name="T14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5" style:parent-style-name="LO-Normal" style:family="paragraph">
      <style:paragraph-properties fo:margin-bottom="0in"/>
    </style:style>
    <style:style style:name="T14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7" style:family="table-row">
      <style:table-row-properties style:min-row-height="0.1972in" style:use-optimal-row-height="false"/>
    </style:style>
    <style:style style:name="TableCell14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9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5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1" style:parent-style-name="LO-Normal" style:family="paragraph">
      <style:paragraph-properties fo:margin-bottom="0in"/>
    </style:style>
    <style:style style:name="TableRow152" style:family="table-row">
      <style:table-row-properties style:min-row-height="0.1972in" style:use-optimal-row-height="false"/>
    </style:style>
    <style:style style:name="TableCell153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4" style:parent-style-name="LO-Normal" style:family="paragraph">
      <style:paragraph-properties fo:margin-bottom="0in"/>
    </style:style>
    <style:style style:name="T15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6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7" style:parent-style-name="LO-Normal" style:family="paragraph">
      <style:paragraph-properties fo:margin-bottom="0in"/>
    </style:style>
    <style:style style:name="T15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9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60" style:parent-style-name="LO-Normal" style:family="paragraph">
      <style:paragraph-properties fo:margin-bottom="0in"/>
    </style:style>
    <style:style style:name="T16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2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3" style:parent-style-name="LO-Normal" style:family="paragraph">
      <style:paragraph-properties fo:margin-bottom="0in"/>
    </style:style>
    <style:style style:name="T16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5" style:family="table-row">
      <style:table-row-properties style:min-row-height="0.1972in" style:use-optimal-row-height="false"/>
    </style:style>
    <style:style style:name="TableCell166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7" style:parent-style-name="LO-Normal" style:family="paragraph">
      <style:paragraph-properties fo:margin-bottom="0in"/>
    </style:style>
    <style:style style:name="T16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9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0" style:parent-style-name="LO-Normal" style:family="paragraph">
      <style:paragraph-properties fo:margin-bottom="0in"/>
    </style:style>
    <style:style style:name="T17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2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3" style:parent-style-name="LO-Normal" style:family="paragraph">
      <style:paragraph-properties fo:margin-bottom="0in"/>
    </style:style>
    <style:style style:name="T17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5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6" style:parent-style-name="LO-Normal" style:family="paragraph">
      <style:paragraph-properties fo:margin-bottom="0in"/>
    </style:style>
    <style:style style:name="T17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8" style:family="table-row">
      <style:table-row-properties style:row-height="0.0694in" style:use-optimal-row-height="false"/>
    </style:style>
    <style:style style:name="TableCell17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80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1" style:family="table-row">
      <style:table-row-properties style:row-height="0.1576in" style:use-optimal-row-height="false"/>
    </style:style>
    <style:style style:name="TableCell182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3" style:parent-style-name="LO-Normal" style:family="paragraph">
      <style:paragraph-properties fo:text-align="center" fo:margin-bottom="0in"/>
    </style:style>
    <style:style style:name="T184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5" style:family="table-row">
      <style:table-row-properties style:row-height="0.1576in" style:use-optimal-row-height="false"/>
    </style:style>
    <style:style style:name="TableCell186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7" style:parent-style-name="LO-Normal" style:family="paragraph">
      <style:paragraph-properties fo:text-align="center" fo:margin-bottom="0in"/>
    </style:style>
    <style:style style:name="T188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9" style:parent-style-name="LO-Normal" style:family="paragraph">
      <style:paragraph-properties fo:text-align="center" fo:margin-bottom="0in"/>
    </style:style>
    <style:style style:name="T190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1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2" style:parent-style-name="LO-Normal" style:family="paragraph">
      <style:paragraph-properties fo:text-align="center" fo:margin-bottom="0in"/>
    </style:style>
    <style:style style:name="T193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4" style:parent-style-name="LO-Normal" style:family="paragraph">
      <style:paragraph-properties fo:text-align="center" fo:margin-bottom="0in"/>
    </style:style>
    <style:style style:name="T195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6" style:family="table-row">
      <style:table-row-properties style:row-height="0.1965in" style:use-optimal-row-height="false"/>
    </style:style>
    <style:style style:name="TableCell197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8" style:parent-style-name="LO-Normal" style:family="paragraph">
      <style:paragraph-properties fo:margin-bottom="0in"/>
    </style:style>
    <style:style style:name="TableCell199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200" style:parent-style-name="LO-Normal" style:family="paragraph">
      <style:paragraph-properties fo:text-align="center" fo:margin-bottom="0in"/>
    </style:style>
    <style:style style:name="TableRow201" style:family="table-row">
      <style:table-row-properties style:min-row-height="0.1965in" style:use-optimal-row-height="false"/>
    </style:style>
    <style:style style:name="TableCell202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3" style:parent-style-name="LO-Normal" style:family="paragraph">
      <style:paragraph-properties fo:margin-bottom="0in"/>
    </style:style>
    <style:style style:name="TableCell204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5" style:parent-style-name="LO-Normal" style:family="paragraph">
      <style:paragraph-properties fo:text-align="center" fo:margin-bottom="0in"/>
    </style:style>
    <style:style style:name="P206" style:parent-style-name="LO-Normal" style:family="paragraph">
      <style:paragraph-properties fo:margin-bottom="0in" fo:margin-right="-1.1812in"/>
    </style:style>
    <style:style style:name="T207" style:parent-style-name="Fonteparág.padrão" style:family="text">
      <style:text-properties style:language-asian="pt" style:country-asian="BR"/>
    </style:style>
    <style:style style:name="T208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10" style:family="table-column">
      <style:table-column-properties style:column-width="0.0527in" style:use-optimal-column-width="false"/>
    </style:style>
    <style:style style:name="TableColumn211" style:family="table-column">
      <style:table-column-properties style:column-width="0.1972in" style:use-optimal-column-width="false"/>
    </style:style>
    <style:style style:name="TableColumn212" style:family="table-column">
      <style:table-column-properties style:column-width="0.8861in" style:use-optimal-column-width="false"/>
    </style:style>
    <style:style style:name="TableColumn213" style:family="table-column">
      <style:table-column-properties style:column-width="0.0527in" style:use-optimal-column-width="false"/>
    </style:style>
    <style:style style:name="TableColumn214" style:family="table-column">
      <style:table-column-properties style:column-width="0.1437in" style:use-optimal-column-width="false"/>
    </style:style>
    <style:style style:name="TableColumn215" style:family="table-column">
      <style:table-column-properties style:column-width="0.2423in" style:use-optimal-column-width="false"/>
    </style:style>
    <style:style style:name="TableColumn216" style:family="table-column">
      <style:table-column-properties style:column-width="0.0986in" style:use-optimal-column-width="false"/>
    </style:style>
    <style:style style:name="TableColumn217" style:family="table-column">
      <style:table-column-properties style:column-width="0.4895in" style:use-optimal-column-width="false"/>
    </style:style>
    <style:style style:name="TableColumn218" style:family="table-column">
      <style:table-column-properties style:column-width="0.0187in" style:use-optimal-column-width="false"/>
    </style:style>
    <style:style style:name="TableColumn219" style:family="table-column">
      <style:table-column-properties style:column-width="0.0895in" style:use-optimal-column-width="false"/>
    </style:style>
    <style:style style:name="TableColumn220" style:family="table-column">
      <style:table-column-properties style:column-width="0.1361in" style:use-optimal-column-width="false"/>
    </style:style>
    <style:style style:name="TableColumn221" style:family="table-column">
      <style:table-column-properties style:column-width="0.0611in" style:use-optimal-column-width="false"/>
    </style:style>
    <style:style style:name="TableColumn222" style:family="table-column">
      <style:table-column-properties style:column-width="0.2951in" style:use-optimal-column-width="false"/>
    </style:style>
    <style:style style:name="TableColumn223" style:family="table-column">
      <style:table-column-properties style:column-width="1.0756in" style:use-optimal-column-width="false"/>
    </style:style>
    <style:style style:name="TableColumn224" style:family="table-column">
      <style:table-column-properties style:column-width="0.1965in" style:use-optimal-column-width="false"/>
    </style:style>
    <style:style style:name="TableColumn225" style:family="table-column">
      <style:table-column-properties style:column-width="0.1201in" style:use-optimal-column-width="false"/>
    </style:style>
    <style:style style:name="TableColumn226" style:family="table-column">
      <style:table-column-properties style:column-width="0.1826in" style:use-optimal-column-width="false"/>
    </style:style>
    <style:style style:name="TableColumn227" style:family="table-column">
      <style:table-column-properties style:column-width="0.5465in" style:use-optimal-column-width="false"/>
    </style:style>
    <style:style style:name="TableColumn228" style:family="table-column">
      <style:table-column-properties style:column-width="0.0895in" style:use-optimal-column-width="false"/>
    </style:style>
    <style:style style:name="TableColumn229" style:family="table-column">
      <style:table-column-properties style:column-width="0.1972in" style:use-optimal-column-width="false"/>
    </style:style>
    <style:style style:name="TableColumn230" style:family="table-column">
      <style:table-column-properties style:column-width="0.2951in" style:use-optimal-column-width="false"/>
    </style:style>
    <style:style style:name="TableColumn231" style:family="table-column">
      <style:table-column-properties style:column-width="1.3923in" style:use-optimal-column-width="false"/>
    </style:style>
    <style:style style:name="TableColumn232" style:family="table-column">
      <style:table-column-properties style:column-width="0.1826in" style:use-optimal-column-width="false"/>
    </style:style>
    <style:style style:name="TableColumn233" style:family="table-column">
      <style:table-column-properties style:column-width="0.8333in" style:use-optimal-column-width="false"/>
    </style:style>
    <style:style style:name="Table209" style:family="table">
      <style:table-properties style:width="7.8756in" fo:margin-left="0in" table:align="center"/>
    </style:style>
    <style:style style:name="TableRow234" style:family="table-row">
      <style:table-row-properties style:min-row-height="0.1965in" style:use-optimal-row-height="false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Cell263" style:family="table-cell">
      <style:table-cell-properties fo:border="none" style:writing-mode="lr-tb" fo:padding-top="0in" fo:padding-left="0.0069in" fo:padding-bottom="0in" fo:padding-right="0.0069in"/>
    </style:style>
    <style:style style:name="P264" style:parent-style-name="LO-Normal" style:family="paragraph">
      <style:paragraph-properties fo:text-align="center" fo:margin-bottom="0in"/>
    </style:style>
    <style:style style:name="TableRow265" style:family="table-row">
      <style:table-row-properties style:row-height="0.3097in" style:use-optimal-row-height="false"/>
    </style:style>
    <style:style style:name="TableCell266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7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text-align="center" fo:margin-bottom="0in"/>
    </style:style>
    <style:style style:name="TableCell27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1" style:parent-style-name="LO-Normal" style:family="paragraph">
      <style:paragraph-properties fo:margin-bottom="0in"/>
    </style:style>
    <style:style style:name="T272" style:parent-style-name="Fonteparág.padrão" style:family="text">
      <style:text-properties fo:font-size="9pt" style:font-size-asian="9pt" style:font-size-complex="9pt"/>
    </style:style>
    <style:style style:name="TableCell27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ableCell275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6" style:parent-style-name="LO-Normal" style:family="paragraph">
      <style:paragraph-properties fo:text-align="center" fo:margin-bottom="0in"/>
    </style:style>
    <style:style style:name="T277" style:parent-style-name="Fonteparág.padrão" style:family="text">
      <style:text-properties fo:font-size="8pt" style:font-size-asian="8pt" style:font-size-complex="9pt"/>
    </style:style>
    <style:style style:name="TableCell27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ableCell28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81" style:parent-style-name="LO-Normal" style:family="paragraph">
      <style:paragraph-properties fo:text-align="center" fo:margin-bottom="0in"/>
    </style:style>
    <style:style style:name="T282" style:parent-style-name="Fonteparág.padrão" style:family="text">
      <style:text-properties fo:font-size="8pt" style:font-size-asian="8pt" style:font-size-complex="9pt"/>
    </style:style>
    <style:style style:name="TableCell28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paragraph-properties fo:text-align="center" fo:margin-bottom="0in"/>
    </style:style>
    <style:style style:name="TableCell285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Cell287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8" style:parent-style-name="LO-Normal" style:family="paragraph">
      <style:text-properties fo:font-size="9pt" style:font-size-asian="9pt" style:font-size-complex="9pt"/>
    </style:style>
    <style:style style:name="TableRow289" style:family="table-row">
      <style:table-row-properties style:row-height="0.1597in" style:use-optimal-row-height="false"/>
    </style:style>
    <style:style style:name="TableCell290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text-properties fo:font-size="9pt" style:font-size-asian="9pt" style:font-size-complex="9pt"/>
    </style:style>
    <style:style style:name="TableCell30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5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6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6432" draw:style-name="a0" draw:name="Imagem 10" text:anchor-type="paragraph" svg:x="1.125in" svg:y="-0.21667in" svg:width="1.27067in" svg:height="0.4062in" style:rel-width="scale" style:rel-height="scale"><draw:image xlink:href="media/image1.png" xlink:type="simple" xlink:show="embed" xlink:actuate="onLoad"/><svg:title/><svg:desc/></draw:frame></text:span><text:span text:style-name="T4"><draw:frame draw:z-index="251661312" draw:style-name="a1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5"><draw:connector draw:type="line" svg:x1="-0.32301in" svg:y1="0.36393in" svg:x2="7.59713in" svg:y2="0.36393in" draw:z-index="251659264" draw:id="id0" draw:style-name="a2" draw:name="Conector reto 2" text:anchor-type="paragraph"><svg:title/><svg:desc/></draw:connector></text:span></text:p>
        <table:table table:style-name="Table6">
          <table:table-columns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  <table:table-column table:style-name="TableColumn30"/>
          </table:table-columns>
          <table:table-row table:style-name="TableRow31">
            <table:table-cell table:style-name="TableCell32" table:number-columns-spanned="2">
              <text:p text:style-name="P33"/>
            </table:table-cell>
            <table:covered-table-cell/>
            <table:table-cell table:style-name="TableCell34">
              <text:p text:style-name="P35"/>
            </table:table-cell>
            <table:table-cell table:style-name="TableCell36">
              <text:p text:style-name="P37"/>
            </table:table-cell>
            <table:table-cell table:style-name="TableCell38">
              <text:p text:style-name="P39"/>
            </table:table-cell>
            <table:table-cell table:style-name="TableCell40" table:number-columns-spanned="4">
              <text:p text:style-name="P41"/>
            </table:table-cell>
            <table:covered-table-cell/>
            <table:covered-table-cell/>
            <table:covered-table-cell/>
            <table:table-cell table:style-name="TableCell42">
              <text:p text:style-name="P43"/>
            </table:table-cell>
            <table:table-cell table:style-name="TableCell44" table:number-columns-spanned="2">
              <text:p text:style-name="P45"/>
            </table:table-cell>
            <table:covered-table-cell/>
            <table:table-cell table:style-name="TableCell46">
              <text:p text:style-name="P47"/>
            </table:table-cell>
            <table:table-cell table:style-name="TableCell48" table:number-columns-spanned="3">
              <text:p text:style-name="P49"/>
            </table:table-cell>
            <table:covered-table-cell/>
            <table:covered-table-cell/>
            <table:table-cell table:style-name="TableCell50">
              <text:p text:style-name="P51"/>
            </table:table-cell>
            <table:table-cell table:style-name="TableCell52" table:number-columns-spanned="3">
              <text:p text:style-name="P53"/>
            </table:table-cell>
            <table:covered-table-cell/>
            <table:covered-table-cell/>
            <table:table-cell table:style-name="TableCell54">
              <text:p text:style-name="P55"/>
            </table:table-cell>
            <table:table-cell table:style-name="TableCell56">
              <text:p text:style-name="P57"/>
            </table:table-cell>
            <table:table-cell table:style-name="TableCell58">
              <text:p text:style-name="P59"/>
            </table:table-cell>
            <table:table-cell table:style-name="TableCell60">
              <text:p text:style-name="P61"/>
            </table:table-cell>
          </table:table-row>
          <table:table-row table:style-name="TableRow62">
            <table:table-cell table:style-name="TableCell63">
              <text:p text:style-name="P64"/>
            </table:table-cell>
            <table:table-cell table:style-name="TableCell65" table:number-columns-spanned="5">
              <text:p text:style-name="P66">Arujá</text:p>
            </table:table-cell>
            <table:covered-table-cell/>
            <table:covered-table-cell/>
            <table:covered-table-cell/>
            <table:covered-table-cell/>
            <table:table-cell table:style-name="TableCell67">
              <text:p text:style-name="P68"><text:span text:style-name="T69">,</text:span></text:p>
            </table:table-cell>
            <table:table-cell table:style-name="TableCell70">
              <text:p text:style-name="P71">02</text:p>
            </table:table-cell>
            <table:table-cell table:style-name="TableCell72" table:number-columns-spanned="3">
              <text:p text:style-name="P73"><text:span text:style-name="T74">de</text:span></text:p>
            </table:table-cell>
            <table:covered-table-cell/>
            <table:covered-table-cell/>
            <table:table-cell table:style-name="TableCell75" table:number-columns-spanned="3">
              <text:p text:style-name="P76">Julho</text:p>
            </table:table-cell>
            <table:covered-table-cell/>
            <table:covered-table-cell/>
            <table:table-cell table:style-name="TableCell77">
              <text:p text:style-name="P78"><text:span text:style-name="T79">de</text:span></text:p>
            </table:table-cell>
            <table:table-cell table:style-name="TableCell80" table:number-columns-spanned="3">
              <text:p text:style-name="P81">2024</text:p>
            </table:table-cell>
            <table:covered-table-cell/>
            <table:covered-table-cell/>
            <table:table-cell table:style-name="TableCell82" table:number-rows-spanned="2">
              <text:p text:style-name="P83"/>
            </table:table-cell>
            <table:table-cell table:style-name="TableCell84" table:number-columns-spanned="5">
              <text:p text:style-name="P85"/>
            </table:table-cell>
            <table:covered-table-cell/>
            <table:covered-table-cell/>
            <table:covered-table-cell/>
            <table:covered-table-cell/>
          </table:table-row>
          <table:table-row table:style-name="TableRow86">
            <table:table-cell table:style-name="TableCell87">
              <text:p text:style-name="P88"/>
            </table:table-cell>
            <table:table-cell table:style-name="TableCell89" table:number-columns-spanned="5">
              <text:p text:style-name="P90"/>
            </table:table-cell>
            <table:covered-table-cell/>
            <table:covered-table-cell/>
            <table:covered-table-cell/>
            <table:covered-table-cell/>
            <table:table-cell table:style-name="TableCell91">
              <text:p text:style-name="P92"/>
            </table:table-cell>
            <table:table-cell table:style-name="TableCell93">
              <text:p text:style-name="P94"/>
            </table:table-cell>
            <table:table-cell table:style-name="TableCell95" table:number-columns-spanned="3">
              <text:p text:style-name="P96"/>
            </table:table-cell>
            <table:covered-table-cell/>
            <table:covered-table-cell/>
            <table:table-cell table:style-name="TableCell97" table:number-columns-spanned="3">
              <text:p text:style-name="P98"/>
            </table:table-cell>
            <table:covered-table-cell/>
            <table:covered-table-cell/>
            <table:table-cell table:style-name="TableCell99">
              <text:p text:style-name="P100"/>
            </table:table-cell>
            <table:table-cell table:style-name="TableCell101" table:number-columns-spanned="3">
              <text:p text:style-name="P102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3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4">
          <table:table-columns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  <table:table-column table:style-name="TableColumn112"/>
          </table:table-columns>
          <table:table-row table:style-name="TableRow113">
            <table:table-cell table:style-name="TableCell114" table:number-columns-spanned="8">
              <text:p text:style-name="P115"><text:span text:style-name="T116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7">
            <table:table-cell table:style-name="TableCell118" table:number-columns-spanned="3">
              <text:p text:style-name="P119"/>
            </table:table-cell>
            <table:covered-table-cell/>
            <table:covered-table-cell/>
            <table:table-cell table:style-name="TableCell120">
              <text:p text:style-name="P121"/>
            </table:table-cell>
            <table:table-cell table:style-name="TableCell122" table:number-columns-spanned="4">
              <text:p text:style-name="P123"/>
            </table:table-cell>
            <table:covered-table-cell/>
            <table:covered-table-cell/>
            <table:covered-table-cell/>
          </table:table-row>
          <table:table-row table:style-name="TableRow124">
            <table:table-cell table:style-name="TableCell125" table:number-columns-spanned="3">
              <text:p text:style-name="P126"><text:span text:style-name="T127">R E M E T E N T E</text:span></text:p>
            </table:table-cell>
            <table:covered-table-cell/>
            <table:covered-table-cell/>
            <table:table-cell table:style-name="TableCell128" table:number-rows-spanned="6">
              <text:p text:style-name="P129"/>
            </table:table-cell>
            <table:table-cell table:style-name="TableCell130" table:number-columns-spanned="4">
              <text:p text:style-name="P131"><text:span text:style-name="T132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3">
            <table:table-cell table:style-name="TableCell134" table:number-columns-spanned="3">
              <text:p text:style-name="P135"><text:span text:style-name="T136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7" table:number-columns-spanned="4">
              <text:p text:style-name="P138"><text:span text:style-name="T139">NOME: correios</text:span></text:p>
            </table:table-cell>
            <table:covered-table-cell/>
            <table:covered-table-cell/>
            <table:covered-table-cell/>
          </table:table-row>
          <table:table-row table:style-name="TableRow140">
            <table:table-cell table:style-name="TableCell141" table:number-columns-spanned="3">
              <text:p text:style-name="P142"><text:span text:style-name="T143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4" table:number-columns-spanned="4">
              <text:p text:style-name="P145"><text:span text:style-name="T146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7">
            <table:table-cell table:style-name="TableCell148" table:number-columns-spanned="3">
              <text:p text:style-name="P149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50" table:number-columns-spanned="4">
              <text:p text:style-name="P151"/>
            </table:table-cell>
            <table:covered-table-cell/>
            <table:covered-table-cell/>
            <table:covered-table-cell/>
          </table:table-row>
          <table:table-row table:style-name="TableRow152">
            <table:table-cell table:style-name="TableCell153" table:number-columns-spanned="2">
              <text:p text:style-name="P154"><text:span text:style-name="T155">CIDADE: ARUJÁ</text:span></text:p>
            </table:table-cell>
            <table:covered-table-cell/>
            <table:table-cell table:style-name="TableCell156">
              <text:p text:style-name="P157"><text:span text:style-name="T158">UF: SP</text:span></text:p>
            </table:table-cell>
            <table:covered-table-cell>
              <text:p text:style-name="Normal"/>
            </table:covered-table-cell>
            <table:table-cell table:style-name="TableCell159" table:number-columns-spanned="3">
              <text:p text:style-name="P160"><text:span text:style-name="T161">CIDADE: Itaquaquecetuba</text:span></text:p>
            </table:table-cell>
            <table:covered-table-cell/>
            <table:covered-table-cell/>
            <table:table-cell table:style-name="TableCell162">
              <text:p text:style-name="P163"><text:span text:style-name="T164">UF: <text:s/>SP</text:span></text:p>
            </table:table-cell>
          </table:table-row>
          <table:table-row table:style-name="TableRow165">
            <table:table-cell table:style-name="TableCell166">
              <text:p text:style-name="P167"><text:span text:style-name="T168">CEP: 07401-075</text:span></text:p>
            </table:table-cell>
            <table:table-cell table:style-name="TableCell169" table:number-columns-spanned="2">
              <text:p text:style-name="P170"><text:span text:style-name="T171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2" table:number-columns-spanned="2">
              <text:p text:style-name="P173"><text:span text:style-name="T174">CEP:08589310</text:span></text:p>
            </table:table-cell>
            <table:covered-table-cell/>
            <table:table-cell table:style-name="TableCell175" table:number-columns-spanned="2">
              <text:p text:style-name="P176"><text:span text:style-name="T177">CPF/CNPJ/DOC.ESTRANGEIRO:<text:s/></text:span></text:p>
            </table:table-cell>
            <table:covered-table-cell/>
          </table:table-row>
          <table:table-row table:style-name="TableRow178">
            <table:table-cell table:style-name="TableCell179" table:number-columns-spanned="8">
              <text:p text:style-name="P18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1">
            <table:table-cell table:style-name="TableCell182" table:number-columns-spanned="8">
              <text:p text:style-name="P183"><text:span text:style-name="T184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5">
            <table:table-cell table:style-name="TableCell186" table:number-columns-spanned="5">
              <text:p text:style-name="P187"><text:span text:style-name="T188">RASTREIOS</text:span></text:p>
              <text:p text:style-name="P189"><text:span text:style-name="T190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1" table:number-columns-spanned="3">
              <text:p text:style-name="P192"><text:span text:style-name="T193">DECLARAÇÕES</text:span></text:p>
              <text:p text:style-name="P194"><text:span text:style-name="T195">VALOR</text:span></text:p>
            </table:table-cell>
            <table:covered-table-cell/>
            <table:covered-table-cell/>
          </table:table-row>
          <table:table-row table:style-name="TableRow196">
            <table:table-cell table:style-name="TableCell197" table:number-columns-spanned="5">
              <text:p text:style-name="P198">303<text:s/>Shopee<text:s/>(1°Carro)</text:p>
            </table:table-cell>
            <table:covered-table-cell/>
            <table:covered-table-cell/>
            <table:covered-table-cell/>
            <table:covered-table-cell/>
            <table:table-cell table:style-name="TableCell199" table:number-columns-spanned="3">
              <text:p text:style-name="P200">0</text:p>
            </table:table-cell>
            <table:covered-table-cell/>
            <table:covered-table-cell/>
          </table:table-row>
          <table:table-row table:style-name="TableRow201">
            <table:table-cell table:style-name="TableCell202" table:number-columns-spanned="5">
              <text:p text:style-name="P203">430<text:s/>Shopee<text:s/>(2°Carro)</text:p>
            </table:table-cell>
            <table:covered-table-cell/>
            <table:covered-table-cell/>
            <table:covered-table-cell/>
            <table:covered-table-cell/>
            <table:table-cell table:style-name="TableCell204" table:number-columns-spanned="3">
              <text:p text:style-name="P205"/>
            </table:table-cell>
            <table:covered-table-cell/>
            <table:covered-table-cell/>
          </table:table-row>
        </table:table>
        <text:p text:style-name="P206"><text:span text:style-name="T207"><draw:frame draw:z-index="251665408" draw:style-name="a3" draw:name="Imagem 9" text:anchor-type="paragraph" svg:x="1.21875in" svg:y="-0.24792in" svg:width="1.27685in" svg:height="0.40806in" style:rel-width="scale" style:rel-height="scale"><draw:image xlink:href="media/image3.png" xlink:type="simple" xlink:show="embed" xlink:actuate="onLoad"/><svg:title/><svg:desc>Shopee Logo – PNG e Vetor – Download de Logo</svg:desc></draw:frame></text:span><text:span text:style-name="T208"><draw:frame draw:z-index="251663360" draw:style-name="a4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9">
          <table:table-columns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  <table:table-column table:style-name="TableColumn232"/>
            <table:table-column table:style-name="TableColumn233"/>
          </table:table-columns>
          <table:table-row table:style-name="TableRow234">
            <table:table-cell table:style-name="TableCell235" table:number-columns-spanned="2">
              <text:p text:style-name="P236"/>
            </table:table-cell>
            <table:covered-table-cell/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>
              <text:p text:style-name="P242"/>
            </table:table-cell>
            <table:table-cell table:style-name="TableCell243" table:number-columns-spanned="4">
              <text:p text:style-name="P244"/>
            </table:table-cell>
            <table:covered-table-cell/>
            <table:covered-table-cell/>
            <table:covered-table-cell/>
            <table:table-cell table:style-name="TableCell245">
              <text:p text:style-name="P246"/>
            </table:table-cell>
            <table:table-cell table:style-name="TableCell247" table:number-columns-spanned="2">
              <text:p text:style-name="P248"/>
            </table:table-cell>
            <table:covered-table-cell/>
            <table:table-cell table:style-name="TableCell249">
              <text:p text:style-name="P250"/>
            </table:table-cell>
            <table:table-cell table:style-name="TableCell251" table:number-columns-spanned="3">
              <text:p text:style-name="P252"/>
            </table:table-cell>
            <table:covered-table-cell/>
            <table:covered-table-cell/>
            <table:table-cell table:style-name="TableCell253">
              <text:p text:style-name="P254"/>
            </table:table-cell>
            <table:table-cell table:style-name="TableCell255" table:number-columns-spanned="3">
              <text:p text:style-name="P256"/>
            </table:table-cell>
            <table:covered-table-cell/>
            <table:covered-table-cell/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  <table:table-cell table:style-name="TableCell263">
              <text:p text:style-name="P264"/>
            </table:table-cell>
          </table:table-row>
          <table:table-row table:style-name="TableRow265">
            <table:table-cell table:style-name="TableCell266">
              <text:p text:style-name="LO-Normal"><text:span text:style-name="T267"><draw:connector draw:type="line" svg:x1="-0.0125in" svg:y1="-0.04514in" svg:x2="7.85208in" svg:y2="-0.04514in" draw:z-index="251664384" draw:id="id1" draw:style-name="a5" draw:name="Conector reto 4" text:anchor-type="paragraph"><svg:title/><svg:desc/></draw:connector></text:span></text:p>
            </table:table-cell>
            <table:table-cell table:style-name="TableCell268" table:number-columns-spanned="5">
              <text:p text:style-name="P269">Arujá</text:p>
            </table:table-cell>
            <table:covered-table-cell/>
            <table:covered-table-cell/>
            <table:covered-table-cell/>
            <table:covered-table-cell/>
            <table:table-cell table:style-name="TableCell270">
              <text:p text:style-name="P271"><text:span text:style-name="T272">,</text:span></text:p>
            </table:table-cell>
            <table:table-cell table:style-name="TableCell273">
              <text:p text:style-name="P274">02</text:p>
            </table:table-cell>
            <table:table-cell table:style-name="TableCell275" table:number-columns-spanned="3">
              <text:p text:style-name="P276"><text:span text:style-name="T277">de</text:span></text:p>
            </table:table-cell>
            <table:covered-table-cell/>
            <table:covered-table-cell/>
            <table:table-cell table:style-name="TableCell278" table:number-columns-spanned="3">
              <text:p text:style-name="P279">Julho</text:p>
            </table:table-cell>
            <table:covered-table-cell/>
            <table:covered-table-cell/>
            <table:table-cell table:style-name="TableCell280">
              <text:p text:style-name="P281"><text:span text:style-name="T282">de</text:span></text:p>
            </table:table-cell>
            <table:table-cell table:style-name="TableCell283" table:number-columns-spanned="3">
              <text:p text:style-name="P284">2024</text:p>
            </table:table-cell>
            <table:covered-table-cell/>
            <table:covered-table-cell/>
            <table:table-cell table:style-name="TableCell285" table:number-rows-spanned="2">
              <text:p text:style-name="P286"/>
            </table:table-cell>
            <table:table-cell table:style-name="TableCell287" table:number-columns-spanned="5">
              <text:p text:style-name="P288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9">
            <table:table-cell table:style-name="TableCell290">
              <text:p text:style-name="P291"/>
            </table:table-cell>
            <table:table-cell table:style-name="TableCell292" table:number-columns-spanned="5">
              <text:p text:style-name="P293"/>
            </table:table-cell>
            <table:covered-table-cell/>
            <table:covered-table-cell/>
            <table:covered-table-cell/>
            <table:covered-table-cell/>
            <table:table-cell table:style-name="TableCell294">
              <text:p text:style-name="P295"/>
            </table:table-cell>
            <table:table-cell table:style-name="TableCell296">
              <text:p text:style-name="P297"/>
            </table:table-cell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 table:number-columns-spanned="3">
              <text:p text:style-name="P301"/>
            </table:table-cell>
            <table:covered-table-cell/>
            <table:covered-table-cell/>
            <table:table-cell table:style-name="TableCell302">
              <text:p text:style-name="P303"/>
            </table:table-cell>
            <table:table-cell table:style-name="TableCell304" table:number-columns-spanned="3">
              <text:p text:style-name="P305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6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02T18:46:00Z</meta:creation-date>
    <dc:date>2024-07-02T18:46:00Z</dc:date>
    <meta:print-date>2024-06-22T13:57:00Z</meta:print-date>
    <meta:template xlink:href="Normal" xlink:type="simple"/>
    <meta:editing-cycles>2</meta:editing-cycles>
    <meta:editing-duration>PT0S</meta:editing-duration>
    <meta:document-statistic meta:page-count="3" meta:paragraph-count="23" meta:word-count="1832" meta:character-count="11705" meta:row-count="82" meta:non-whitespace-character-count="9896"/>
  </office:meta>
</office:document-meta>
</file>